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7" style:family="table">
      <style:table-properties style:width="17.59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2.798cm"/>
    </style:style>
    <style:style style:name="Table7.C" style:family="table-column">
      <style:table-column-properties style:column-width="12.093cm"/>
    </style:style>
    <style:style style:name="Table7.A1" style:family="table-cell">
      <style:table-cell-properties fo:padding="0.097cm" fo:border-left="none" fo:border-right="none" fo:border-top="0.5pt solid #000000" fo:border-bottom="0.5pt solid #000000"/>
    </style:style>
    <style:style style:name="Table7.A2" style:family="table-cell">
      <style:table-cell-properties fo:padding="0.097cm" fo:border="none"/>
    </style:style>
    <style:style style:name="Table7.A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Liberation Mono" fo:font-size="10pt" officeooo:paragraph-rsid="00bbcf52" style:font-size-asian="10pt" style:font-size-complex="10pt"/>
    </style:style>
    <style:style style:name="P2" style:family="paragraph" style:parent-style-name="Preformatted_20_Text">
      <style:paragraph-properties fo:orphans="2" fo:widows="2"/>
      <style:text-properties style:font-name="Liberation Mono" fo:font-size="10pt" style:font-size-asian="10pt" style:font-size-complex="10pt"/>
    </style:style>
    <style:style style:name="P3" style:family="paragraph" style:parent-style-name="Preformatted_20_Text">
      <style:paragraph-properties fo:orphans="2" fo:widows="2"/>
      <style:text-properties style:font-name="Liberation Mono" fo:font-size="10.5pt" style:font-size-asian="10.5pt" style:font-size-complex="10.5pt"/>
    </style:style>
    <style:style style:name="P4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5" style:family="paragraph" style:parent-style-name="Contents_20_Heading">
      <style:text-properties style:font-name="Liberation Sans1" fo:font-size="10pt" style:font-size-asian="10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Liberation Sans1" fo:font-size="10pt" officeooo:rsid="004d7228" officeooo:paragraph-rsid="00b9847a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Liberation Sans1" fo:font-size="10pt" officeooo:rsid="004d7228" officeooo:paragraph-rsid="00b9847a" style:font-size-asian="10pt" style:font-size-complex="10pt"/>
    </style:style>
    <style:style style:name="P8" style:family="paragraph" style:parent-style-name="Table_20_Contents">
      <style:paragraph-properties fo:margin-top="0cm" fo:margin-bottom="0.12cm" style:contextual-spacing="false" fo:line-height="115%" fo:text-align="start" style:justify-single-word="false"/>
      <style:text-properties style:font-name="Liberation Sans1" fo:font-size="10pt" officeooo:rsid="00b9847a" officeooo:paragraph-rsid="00b9847a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font-name="Liberation Sans1" fo:font-size="10pt" officeooo:rsid="00b9847a" officeooo:paragraph-rsid="00b9847a" style:font-size-asian="10pt" style:font-size-complex="10pt"/>
    </style:style>
    <style:style style:name="P10" style:family="paragraph" style:parent-style-name="Table_20_Contents">
      <style:paragraph-properties fo:margin-top="0cm" fo:margin-bottom="0.12cm" style:contextual-spacing="false" fo:line-height="115%" fo:text-align="start" style:justify-single-word="false"/>
      <style:text-properties style:font-name="Liberation Sans1" fo:font-size="10pt" officeooo:rsid="0004c3d4" officeooo:paragraph-rsid="00b9847a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text-align="start" style:justify-single-word="false" fo:orphans="2" fo:widows="2" fo:text-indent="-1cm" style:auto-text-indent="false" style:page-number="auto" fo:background-color="transparent"/>
      <style:text-properties style:font-name="Liberation Sans1" fo:font-size="11pt" fo:language="es" fo:country="MX" officeooo:paragraph-rsid="00c3f4d3" style:font-size-asian="11pt" style:font-size-complex="11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paragraph-rsid="00b67685" style:font-size-asian="11pt" style:font-size-complex="11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27db10" officeooo:paragraph-rsid="00c3f4d3" style:font-size-asian="11pt" style:font-size-complex="11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27db10" officeooo:paragraph-rsid="00d987a0" style:font-size-asian="11pt" style:font-size-complex="11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27db10" officeooo:paragraph-rsid="00ecb646" style:font-size-asian="11pt" style:font-size-complex="11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0b777f" officeooo:paragraph-rsid="000b777f" style:font-size-asian="11pt" style:font-size-complex="11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0b777f" officeooo:paragraph-rsid="00d78914" style:font-size-asian="11pt" style:font-size-complex="11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c8dc51" officeooo:paragraph-rsid="00d2c038" style:font-size-asian="11pt" style:font-size-complex="11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c95d67" officeooo:paragraph-rsid="00c8dc51" style:font-size-asian="11pt" style:font-size-complex="11pt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.5pt" fo:letter-spacing="normal" fo:font-style="normal" fo:font-weight="normal" officeooo:paragraph-rsid="0003ac7b" style:font-size-asian="10.5pt" style:font-size-complex="10.5pt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.5pt" fo:letter-spacing="normal" fo:font-style="normal" fo:font-weight="normal" style:font-size-asian="10.5pt" style:font-size-complex="10.5pt"/>
    </style:style>
    <style:style style:name="P2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" fo:font-size="10.5pt" fo:letter-spacing="normal" fo:font-style="normal" fo:font-weight="normal" style:font-size-asian="10.5pt" style:font-size-complex="10.5pt"/>
    </style:style>
    <style:style style:name="P2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0c3f4d3" style:font-size-asian="10pt" style:font-size-complex="10pt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rsid="0004c3d4" officeooo:paragraph-rsid="0004c3d4" style:font-size-asian="10pt" style:font-size-complex="10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0.5pt" fo:letter-spacing="normal" fo:font-style="normal" fo:font-weight="normal" officeooo:rsid="00b16d00" officeooo:paragraph-rsid="00b40fdf" style:font-size-asian="10.5pt" style:font-size-complex="10.5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0.5pt" fo:letter-spacing="normal" fo:font-style="normal" fo:font-weight="normal" officeooo:rsid="00b16d00" officeooo:paragraph-rsid="00b4e5a7" style:font-size-asian="10.5pt" style:font-size-complex="10.5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037ab81" officeooo:paragraph-rsid="00c3f4d3" style:font-name-asian="Songti SC" style:font-size-asian="11pt" style:font-weight-asian="normal" style:font-name-complex="Arial Unicode MS1" style:font-size-complex="11pt" style:font-weight-complex="normal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4c3d4"/>
    </style:style>
    <style:style style:name="P3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style:font-name="Liberation Serif" fo:font-size="14pt" fo:font-weight="normal" officeooo:paragraph-rsid="00c04568" style:font-name-asian="Songti SC" style:font-size-asian="14pt" style:font-weight-asian="normal" style:font-name-complex="Arial Unicode MS1" style:font-size-complex="14pt" style:font-weight-complex="normal"/>
    </style:style>
    <style:style style:name="P34" style:family="paragraph" style:parent-style-name="Heading_20_2">
      <style:text-properties style:font-name="Liberation Serif" fo:font-size="14pt" fo:font-weight="normal" officeooo:paragraph-rsid="00c093e9" style:font-name-asian="Songti SC" style:font-size-asian="14pt" style:font-weight-asian="normal" style:font-name-complex="Arial Unicode MS1" style:font-size-complex="14pt" style:font-weight-complex="normal"/>
    </style:style>
    <style:style style:name="P35" style:family="paragraph" style:parent-style-name="Heading_20_2">
      <style:text-properties fo:font-size="14pt" fo:font-weight="normal" officeooo:paragraph-rsid="00c093e9" style:font-size-asian="14pt" style:font-weight-asian="normal" style:font-size-complex="14pt" style:font-weight-complex="normal"/>
    </style:style>
    <style:style style:name="P36" style:family="paragraph" style:parent-style-name="Preformatted_20_Text">
      <style:text-properties officeooo:paragraph-rsid="00c04568"/>
    </style:style>
    <style:style style:name="P37" style:family="paragraph" style:parent-style-name="Tabla">
      <style:paragraph-properties fo:keep-with-next="always"/>
    </style:style>
    <style:style style:name="P38" style:family="paragraph" style:parent-style-name="Table_20_Contents">
      <style:paragraph-properties fo:line-height="100%" fo:text-align="start" style:justify-single-word="false"/>
      <style:text-properties officeooo:paragraph-rsid="00b9847a"/>
    </style:style>
    <style:style style:name="P39" style:family="paragraph" style:parent-style-name="Title">
      <style:paragraph-properties fo:text-align="start" style:justify-single-word="false"/>
      <style:text-properties fo:font-size="18pt" officeooo:paragraph-rsid="00bbcf52" style:font-size-asian="18pt" style:font-size-complex="18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size="11pt" officeooo:paragraph-rsid="00e4461a" style:font-size-asian="11pt" style:font-size-complex="11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size="11pt" officeooo:rsid="00a790c7" officeooo:paragraph-rsid="00e290ef" style:font-size-asian="11pt" style:font-size-complex="11pt"/>
    </style:style>
    <style:style style:name="P4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1" fo:font-size="14pt" fo:letter-spacing="normal" fo:font-style="normal" fo:font-weight="normal" officeooo:paragraph-rsid="0003ac7b" style:font-size-asian="14pt" style:font-size-complex="14pt"/>
    </style:style>
    <style:style style:name="P4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paragraph-rsid="0003ac7b" style:font-name-asian="PingFang SC" style:font-size-asian="14pt" style:font-weight-asian="bold" style:font-name-complex="Arial Unicode MS1" style:font-size-complex="14pt" style:font-weight-complex="bold"/>
    </style:style>
    <style:style style:name="P44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rsid="0027db10" officeooo:paragraph-rsid="00c3f4d3" style:font-name-asian="PingFang SC" style:font-size-asian="14pt" style:font-weight-asian="bold" style:font-name-complex="Arial Unicode MS1" style:font-size-complex="14pt" style:font-weight-complex="bold"/>
    </style:style>
    <style:style style:name="P45" style:family="paragraph" style:parent-style-name="Heading_20_1">
      <style:text-properties fo:font-variant="normal" fo:text-transform="none" fo:color="#595959" loext:opacity="100%" style:font-name="sans-serif" fo:font-size="14pt" fo:letter-spacing="normal" fo:font-style="normal" fo:font-weight="normal" officeooo:paragraph-rsid="00c04568" style:font-name-asian="PingFang SC" style:font-size-asian="14pt" style:font-weight-asian="bold" style:font-name-complex="Arial Unicode MS1" style:font-size-complex="14pt" style:font-weight-complex="bold"/>
    </style:style>
    <style:style style:name="P46" style:family="paragraph" style:parent-style-name="Heading_20_1">
      <style:text-properties fo:font-variant="normal" fo:text-transform="none" fo:color="#595959" loext:opacity="100%" style:font-name="sans-serif" fo:font-size="14pt" fo:letter-spacing="normal" fo:font-style="normal" fo:font-weight="normal" officeooo:rsid="0023b62d" officeooo:paragraph-rsid="00c3f4d3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P47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paragraph-rsid="0003ac7b" style:font-size-asian="14pt" style:font-size-complex="14pt"/>
    </style:style>
    <style:style style:name="P48" style:family="paragraph" style:parent-style-name="Heading_20_1">
      <style:paragraph-properties fo:margin-left="0cm" fo:margin-right="0cm" fo:orphans="2" fo:widows="2" fo:text-indent="0cm" style:auto-text-indent="false"/>
      <style:text-properties officeooo:paragraph-rsid="0003ac7b"/>
    </style:style>
    <style:style style:name="P49" style:family="paragraph" style:parent-style-name="Heading_20_1">
      <style:text-properties style:font-name="sans-serif" fo:font-size="14pt" officeooo:paragraph-rsid="00c3f4d3" style:font-size-asian="14pt" style:font-size-complex="14pt"/>
    </style:style>
    <style:style style:name="P50" style:family="paragraph" style:parent-style-name="Heading_20_1">
      <style:paragraph-properties fo:margin-left="0cm" fo:margin-right="0cm" fo:orphans="2" fo:widows="2" fo:text-indent="0cm" style:auto-text-indent="false"/>
      <style:text-properties style:font-name="sans-serif" fo:font-size="14pt" officeooo:paragraph-rsid="0003ac7b" style:font-size-asian="14pt" style:font-size-complex="14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1pt" style:font-size-asian="11pt" style:font-size-complex="11pt"/>
    </style:style>
    <style:style style:name="T3" style:family="text">
      <style:text-properties style:font-name="Liberation Sans1" fo:font-size="11pt" officeooo:rsid="00825ed8" style:font-size-asian="11pt" style:font-size-complex="11pt"/>
    </style:style>
    <style:style style:name="T4" style:family="text">
      <style:text-properties style:font-name="Liberation Sans1" fo:font-size="11pt" officeooo:rsid="0004c3d4" style:font-size-asian="11pt" style:font-size-complex="11pt"/>
    </style:style>
    <style:style style:name="T5" style:family="text">
      <style:text-properties style:font-name="Liberation Sans1" fo:font-size="11pt" officeooo:rsid="00b4e5a7" style:font-size-asian="11pt" style:font-size-complex="11pt"/>
    </style:style>
    <style:style style:name="T6" style:family="text">
      <style:text-properties style:font-name="Liberation Sans1" fo:font-size="11pt" officeooo:rsid="00b249ca" style:font-size-asian="11pt" style:font-size-complex="11pt"/>
    </style:style>
    <style:style style:name="T7" style:family="text">
      <style:text-properties style:font-name="Liberation Sans1" fo:font-size="11pt" officeooo:rsid="00b40fdf" style:font-size-asian="11pt" style:font-size-complex="11pt"/>
    </style:style>
    <style:style style:name="T8" style:family="text">
      <style:text-properties style:font-name="Liberation Sans1" fo:font-size="11pt" officeooo:rsid="00e898bd" style:font-size-asian="11pt" style:font-size-complex="11pt"/>
    </style:style>
    <style:style style:name="T9" style:family="text">
      <style:text-properties style:font-name="Liberation Sans1" officeooo:rsid="00ae1374"/>
    </style:style>
    <style:style style:name="T10" style:family="text">
      <style:text-properties style:font-name="Liberation Sans1" officeooo:rsid="00761450"/>
    </style:style>
    <style:style style:name="T11" style:family="text">
      <style:text-properties style:font-name="Liberation Sans1" officeooo:rsid="00afc26d"/>
    </style:style>
    <style:style style:name="T12" style:family="text">
      <style:text-properties style:font-name="Liberation Sans1" officeooo:rsid="00c95d67"/>
    </style:style>
    <style:style style:name="T13" style:family="text">
      <style:text-properties style:font-name="Liberation Sans1" fo:font-size="10pt" style:font-size-asian="10pt" style:font-size-complex="10pt"/>
    </style:style>
    <style:style style:name="T14" style:family="text">
      <style:text-properties style:font-name="Liberation Sans1" fo:font-size="10pt" style:font-size-asian="10pt" style:font-style-asian="normal" style:font-size-complex="10pt" style:font-style-complex="normal"/>
    </style:style>
    <style:style style:name="T15" style:family="text">
      <style:text-properties style:font-name="Liberation Sans1" fo:font-size="10pt" fo:font-style="normal" style:font-size-asian="10pt" style:font-size-complex="10pt"/>
    </style:style>
    <style:style style:name="T16" style:family="text">
      <style:text-properties style:font-name="Liberation Sans1" officeooo:rsid="00ce94b8"/>
    </style:style>
    <style:style style:name="T17" style:family="text">
      <style:text-properties style:font-name="Liberation Sans1" officeooo:rsid="00d2c038"/>
    </style:style>
    <style:style style:name="T18" style:family="text">
      <style:text-properties fo:color="#808080" loext:opacity="100%" style:font-name="Liberation Mono" fo:font-size="11pt" officeooo:rsid="00825ed8" style:font-size-asian="11pt" style:font-size-complex="11pt"/>
    </style:style>
    <style:style style:name="T19" style:family="text">
      <style:text-properties fo:color="#808080" loext:opacity="100%" style:font-name="Liberation Mono" fo:font-weight="bold" style:font-weight-asian="bold" style:font-weight-complex="bold"/>
    </style:style>
    <style:style style:name="T20" style:family="text">
      <style:text-properties fo:color="#808080" loext:opacity="100%" style:font-name="Liberation Mono" fo:language="es" fo:country="ES" fo:font-weight="bold" style:font-weight-asian="bold" style:font-weight-complex="bold"/>
    </style:style>
    <style:style style:name="T21" style:family="text">
      <style:text-properties fo:color="#808080" loext:opacity="100%" style:font-name="Liberation Mono" fo:language="es" fo:country="ES" fo:font-weight="bold" officeooo:rsid="007322b5" style:font-weight-asian="bold" style:font-weight-complex="bold"/>
    </style:style>
    <style:style style:name="T22" style:family="text">
      <style:text-properties fo:color="#808080" loext:opacity="100%" fo:font-weight="bold" style:font-weight-asian="bold" style:font-weight-complex="bold"/>
    </style:style>
    <style:style style:name="T23" style:family="text">
      <style:text-properties fo:color="#4169e1" loext:opacity="100%" style:font-name="Liberation Sans1" fo:font-size="11pt" fo:font-weight="bold" officeooo:rsid="00bbcf52" style:font-size-asian="11pt" style:font-weight-asian="bold" style:font-size-complex="11pt" style:font-weight-complex="bold"/>
    </style:style>
    <style:style style:name="T24" style:family="text">
      <style:text-properties fo:color="#4169e1" loext:opacity="100%" fo:font-weight="bold" style:font-weight-asian="bold" style:font-weight-complex="bold"/>
    </style:style>
    <style:style style:name="T25" style:family="text">
      <style:text-properties fo:color="#4169e1" loext:opacity="100%" fo:font-weight="bold" officeooo:rsid="00886bb5" style:font-weight-asian="bold" style:font-weight-complex="bold"/>
    </style:style>
    <style:style style:name="T26" style:family="text">
      <style:text-properties fo:color="#4169e1" loext:opacity="100%" fo:font-weight="bold" officeooo:rsid="00dd6b9e" style:font-weight-asian="bold" style:font-weight-complex="bold"/>
    </style:style>
    <style:style style:name="T27" style:family="text">
      <style:text-properties style:font-name="sans-serif"/>
    </style:style>
    <style:style style:name="T28" style:family="text">
      <style:text-properties style:font-name="sans-serif" officeooo:rsid="00c50dec"/>
    </style:style>
    <style:style style:name="T29" style:family="text">
      <style:text-properties style:font-name="sans-serif" officeooo:rsid="00041168" style:font-name-asian="Songti SC" style:font-weight-asian="bold" style:font-name-complex="Arial Unicode MS1" style:font-weight-complex="bold"/>
    </style:style>
    <style:style style:name="T30" style:family="text">
      <style:text-properties style:font-name="sans-serif" style:font-name-asian="PingFang SC" style:font-weight-asian="bold" style:font-name-complex="Arial Unicode MS1" style:font-weight-complex="bold"/>
    </style:style>
    <style:style style:name="T31" style:family="text">
      <style:text-properties style:font-name="sans-serif" officeooo:rsid="00c50dec" style:font-name-asian="PingFang SC" style:font-weight-asian="bold" style:font-name-complex="Arial Unicode MS1" style:font-weight-complex="bold"/>
    </style:style>
    <style:style style:name="T32" style:family="text">
      <style:text-properties style:font-name="sans-serif" officeooo:rsid="001c78c7"/>
    </style:style>
    <style:style style:name="T33" style:family="text">
      <style:text-properties style:font-name="sans-serif" officeooo:rsid="00087e0a"/>
    </style:style>
    <style:style style:name="T34" style:family="text">
      <style:text-properties style:font-name="sans-serif" officeooo:rsid="00d1efbe"/>
    </style:style>
    <style:style style:name="T35" style:family="text">
      <style:text-properties style:font-name="sans-serif" officeooo:rsid="00a2f322"/>
    </style:style>
    <style:style style:name="T36" style:family="text">
      <style:text-properties style:font-name="sans-serif" officeooo:rsid="00204a21"/>
    </style:style>
    <style:style style:name="T37" style:family="text">
      <style:text-properties style:font-name="sans-serif" officeooo:rsid="017c6b47"/>
    </style:style>
    <style:style style:name="T38" style:family="text">
      <style:text-properties style:font-name="sans-serif" officeooo:rsid="0018476d"/>
    </style:style>
    <style:style style:name="T39" style:family="text">
      <style:text-properties style:font-name="sans-serif" officeooo:rsid="01ad9f60"/>
    </style:style>
    <style:style style:name="T40" style:family="text">
      <style:text-properties style:font-name="sans-serif" officeooo:rsid="00d25ff9"/>
    </style:style>
    <style:style style:name="T41" style:family="text">
      <style:text-properties style:font-name="sans-serif" officeooo:rsid="001e5d31"/>
    </style:style>
    <style:style style:name="T42" style:family="text">
      <style:text-properties style:font-name="sans-serif" officeooo:rsid="00199620"/>
    </style:style>
    <style:style style:name="T43" style:family="text">
      <style:text-properties style:font-name="sans-serif" officeooo:rsid="0073b32e"/>
    </style:style>
    <style:style style:name="T44" style:family="text">
      <style:text-properties style:font-name="sans-serif" officeooo:rsid="0074c15e"/>
    </style:style>
    <style:style style:name="T45" style:family="text">
      <style:text-properties style:font-name="sans-serif" officeooo:rsid="0075c7aa"/>
    </style:style>
    <style:style style:name="T46" style:family="text">
      <style:text-properties style:font-name="sans-serif" officeooo:rsid="00761450"/>
    </style:style>
    <style:style style:name="T47" style:family="text">
      <style:text-properties style:font-name="sans-serif" officeooo:rsid="007dc517"/>
    </style:style>
    <style:style style:name="T48" style:family="text">
      <style:text-properties style:font-name="sans-serif" fo:font-style="italic" officeooo:rsid="007b5bec" style:font-style-asian="italic" style:font-style-complex="italic"/>
    </style:style>
    <style:style style:name="T49" style:family="text">
      <style:text-properties style:font-name="sans-serif" fo:font-style="italic" officeooo:rsid="0088f974" style:font-style-asian="italic" style:font-style-complex="italic"/>
    </style:style>
    <style:style style:name="T50" style:family="text">
      <style:text-properties style:font-name="sans-serif" fo:font-style="italic" officeooo:rsid="00b0965f" style:font-style-asian="italic" style:font-style-complex="italic"/>
    </style:style>
    <style:style style:name="T51" style:family="text">
      <style:text-properties style:font-name="sans-serif" fo:font-style="italic" officeooo:rsid="00aff51b" style:font-style-asian="italic" style:font-style-complex="italic"/>
    </style:style>
    <style:style style:name="T52" style:family="text">
      <style:text-properties style:font-name="sans-serif" fo:font-style="italic" officeooo:rsid="00e02859" style:font-style-asian="italic" style:font-style-complex="italic"/>
    </style:style>
    <style:style style:name="T53" style:family="text">
      <style:text-properties style:font-name="sans-serif" officeooo:rsid="0088f974"/>
    </style:style>
    <style:style style:name="T54" style:family="text">
      <style:text-properties style:font-name="sans-serif" officeooo:rsid="00899703"/>
    </style:style>
    <style:style style:name="T55" style:family="text">
      <style:text-properties style:font-name="sans-serif" officeooo:rsid="00947432"/>
    </style:style>
    <style:style style:name="T56" style:family="text">
      <style:text-properties style:font-name="sans-serif" officeooo:rsid="00973794"/>
    </style:style>
    <style:style style:name="T57" style:family="text">
      <style:text-properties style:font-name="sans-serif" officeooo:rsid="009afce9"/>
    </style:style>
    <style:style style:name="T58" style:family="text">
      <style:text-properties style:font-name="sans-serif" officeooo:rsid="009b349d"/>
    </style:style>
    <style:style style:name="T59" style:family="text">
      <style:text-properties style:font-name="sans-serif" officeooo:rsid="00ae1374"/>
    </style:style>
    <style:style style:name="T60" style:family="text">
      <style:text-properties style:font-name="sans-serif" officeooo:rsid="00ae1374" style:font-style-asian="normal" style:font-style-complex="normal"/>
    </style:style>
    <style:style style:name="T61" style:family="text">
      <style:text-properties style:font-name="sans-serif" officeooo:rsid="00afc26d"/>
    </style:style>
    <style:style style:name="T62" style:family="text">
      <style:text-properties style:font-name="sans-serif" officeooo:rsid="00aff51b"/>
    </style:style>
    <style:style style:name="T63" style:family="text">
      <style:text-properties style:font-name="sans-serif" officeooo:rsid="00b0965f"/>
    </style:style>
    <style:style style:name="T64" style:family="text">
      <style:text-properties style:font-name="sans-serif" officeooo:rsid="00d15bfd"/>
    </style:style>
    <style:style style:name="T6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4c3d4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67685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6a99e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b780b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b838b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01b42b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02aaf4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Sans1" fo:letter-spacing="normal" fo:font-style="normal" fo:font-weight="normal" officeooo:rsid="00956f8c"/>
    </style:style>
    <style:style style:name="T73" style:family="text">
      <style:text-properties fo:font-variant="normal" fo:text-transform="none" fo:color="#000000" loext:opacity="100%" style:font-name="Liberation Sans1" fo:letter-spacing="normal" fo:font-style="normal" fo:font-weight="normal" officeooo:rsid="00973794"/>
    </style:style>
    <style:style style:name="T74" style:family="text">
      <style:text-properties fo:font-variant="normal" fo:text-transform="none" fo:color="#000000" loext:opacity="100%" style:font-name="Liberation Sans1" fo:letter-spacing="normal" fo:font-style="normal" fo:font-weight="normal" officeooo:rsid="009afce9"/>
    </style:style>
    <style:style style:name="T75" style:family="text">
      <style:text-properties fo:font-variant="normal" fo:text-transform="none" fo:color="#000000" loext:opacity="100%" style:font-name="Liberation Sans1" fo:letter-spacing="normal" fo:font-style="normal" fo:font-weight="normal" officeooo:rsid="0098c793"/>
    </style:style>
    <style:style style:name="T76" style:family="text">
      <style:text-properties fo:font-variant="normal" fo:text-transform="none" fo:color="#000000" loext:opacity="100%" style:font-name="Liberation Sans1" fo:letter-spacing="normal" fo:font-style="normal" fo:font-weight="normal" officeooo:rsid="0099b4fd"/>
    </style:style>
    <style:style style:name="T77" style:family="text">
      <style:text-properties fo:font-variant="normal" fo:text-transform="none" fo:color="#000000" loext:opacity="100%" style:font-name="Liberation Sans1" fo:letter-spacing="normal" fo:font-style="normal" fo:font-weight="normal" officeooo:rsid="009dbf77"/>
    </style:style>
    <style:style style:name="T78" style:family="text">
      <style:text-properties fo:font-variant="normal" fo:text-transform="none" fo:color="#000000" loext:opacity="100%" style:font-name="Liberation Sans1" fo:letter-spacing="normal" fo:font-style="normal" fo:font-weight="normal" officeooo:rsid="00a1e845"/>
    </style:style>
    <style:style style:name="T79" style:family="text">
      <style:text-properties fo:font-variant="normal" fo:text-transform="none" fo:color="#000000" loext:opacity="100%" style:font-name="Liberation Sans1" fo:letter-spacing="normal" fo:font-style="normal" fo:font-weight="normal" officeooo:rsid="00a94d0b"/>
    </style:style>
    <style:style style:name="T80" style:family="text">
      <style:text-properties fo:font-variant="normal" fo:text-transform="none" fo:color="#000000" loext:opacity="100%" style:font-name="Liberation Sans1" fo:letter-spacing="normal" fo:font-style="normal" fo:font-weight="normal" officeooo:rsid="00ad6315"/>
    </style:style>
    <style:style style:name="T81" style:family="text">
      <style:text-properties fo:font-variant="normal" fo:text-transform="none" fo:color="#000000" loext:opacity="100%" style:font-name="Liberation Sans1" fo:letter-spacing="normal" fo:font-style="normal" fo:font-weight="normal" officeooo:rsid="00ae1374"/>
    </style:style>
    <style:style style:name="T82" style:family="text">
      <style:text-properties fo:font-variant="normal" fo:text-transform="none" fo:color="#000000" loext:opacity="100%" style:font-name="Liberation Sans1" fo:letter-spacing="normal" fo:font-style="normal" fo:font-weight="normal" officeooo:rsid="00afc26d"/>
    </style:style>
    <style:style style:name="T83" style:family="text">
      <style:text-properties fo:font-variant="normal" fo:text-transform="none" fo:color="#000000" loext:opacity="100%" style:font-name="Liberation Sans1" fo:letter-spacing="normal" fo:font-style="normal" fo:font-weight="normal" officeooo:rsid="00b13a41"/>
    </style:style>
    <style:style style:name="T84" style:family="text">
      <style:text-properties fo:font-variant="normal" fo:text-transform="none" fo:color="#000000" loext:opacity="100%" style:font-name="Liberation Sans1" fo:letter-spacing="normal" fo:font-style="normal" fo:font-weight="normal" officeooo:rsid="00b16d00"/>
    </style:style>
    <style:style style:name="T85" style:family="text">
      <style:text-properties fo:font-variant="normal" fo:text-transform="none" fo:color="#000000" loext:opacity="100%" style:font-name="Liberation Sans1" fo:letter-spacing="normal" fo:font-style="normal" fo:font-weight="normal" officeooo:rsid="00b67685"/>
    </style:style>
    <style:style style:name="T86" style:family="text">
      <style:text-properties fo:font-variant="normal" fo:text-transform="none" fo:color="#000000" loext:opacity="100%" style:font-name="Liberation Sans1" fo:letter-spacing="normal" fo:font-style="normal" fo:font-weight="normal" officeooo:rsid="0004c3d4"/>
    </style:style>
    <style:style style:name="T87" style:family="text">
      <style:text-properties fo:font-variant="normal" fo:text-transform="none" fo:color="#000000" loext:opacity="100%" style:font-name="Liberation Sans1" fo:letter-spacing="normal" fo:font-style="normal" fo:font-weight="normal" officeooo:rsid="00d15bfd"/>
    </style:style>
    <style:style style:name="T88" style:family="text">
      <style:text-properties fo:font-variant="normal" fo:text-transform="none" fo:color="#000000" loext:opacity="100%" style:font-name="Liberation Sans1" fo:letter-spacing="normal" fo:font-style="normal" fo:font-weight="normal" officeooo:rsid="00d78914"/>
    </style:style>
    <style:style style:name="T89" style:family="text">
      <style:text-properties fo:font-variant="normal" fo:text-transform="none" fo:color="#000000" loext:opacity="100%" style:font-name="Liberation Sans1" fo:letter-spacing="normal" fo:font-style="normal" fo:font-weight="normal" officeooo:rsid="00e0f9f0"/>
    </style:style>
    <style:style style:name="T90" style:family="text">
      <style:text-properties fo:font-variant="normal" fo:text-transform="none" fo:color="#000000" loext:opacity="100%" style:font-name="Liberation Sans1" fo:letter-spacing="normal" fo:font-style="normal" fo:font-weight="normal" officeooo:rsid="00e4461a"/>
    </style:style>
    <style:style style:name="T91" style:family="text">
      <style:text-properties fo:font-variant="normal" fo:text-transform="none" fo:color="#000000" loext:opacity="100%" style:font-name="Liberation Sans1" fo:letter-spacing="normal" fo:font-style="normal" fo:font-weight="normal" officeooo:rsid="00e50ff2"/>
    </style:style>
    <style:style style:name="T92" style:family="text">
      <style:text-properties fo:font-variant="normal" fo:text-transform="none" fo:color="#000000" loext:opacity="100%" style:font-name="Liberation Mono" fo:letter-spacing="normal" fo:font-style="normal"/>
    </style:style>
    <style:style style:name="T93" style:family="text">
      <style:text-properties fo:font-variant="normal" fo:text-transform="none" fo:color="#000000" loext:opacity="100%" style:font-name="Liberation Mono" fo:letter-spacing="normal" fo:font-style="normal" fo:font-weight="normal"/>
    </style:style>
    <style:style style:name="T94" style:family="text">
      <style:text-properties fo:font-variant="normal" fo:text-transform="none" fo:color="#000000" loext:opacity="100%" style:font-name="Liberation Mono" fo:letter-spacing="normal" fo:font-style="normal" fo:font-weight="normal" officeooo:rsid="00956f8c"/>
    </style:style>
    <style:style style:name="T95" style:family="text">
      <style:text-properties fo:font-variant="normal" fo:text-transform="none" fo:color="#000000" loext:opacity="100%" style:font-name="Liberation Mono" fo:letter-spacing="normal" fo:font-style="normal" fo:font-weight="normal" officeooo:rsid="009dbf77"/>
    </style:style>
    <style:style style:name="T96" style:family="text">
      <style:text-properties fo:font-variant="normal" fo:text-transform="none" fo:color="#000000" loext:opacity="100%" style:font-name="Liberation Mono" fo:letter-spacing="normal" fo:font-style="normal" fo:font-weight="normal" officeooo:rsid="00a0b856"/>
    </style:style>
    <style:style style:name="T97" style:family="text">
      <style:text-properties fo:font-variant="normal" fo:text-transform="none" fo:color="#000000" loext:opacity="100%" style:font-name="Liberation Mono" fo:letter-spacing="normal" fo:font-style="normal" fo:font-weight="normal" officeooo:rsid="0004c3d4"/>
    </style:style>
    <style:style style:name="T98" style:family="text">
      <style:text-properties fo:font-variant="normal" fo:text-transform="none" fo:color="#000000" loext:opacity="100%" style:font-name="Liberation Mono" fo:letter-spacing="normal" fo:font-style="normal" fo:font-weight="normal" officeooo:rsid="00d78914"/>
    </style:style>
    <style:style style:name="T99" style:family="text">
      <style:text-properties fo:font-variant="normal" fo:text-transform="none" fo:color="#000000" loext:opacity="100%" style:font-name="Liberation Mono" fo:letter-spacing="normal" fo:font-style="normal" fo:font-weight="normal" officeooo:rsid="00d8dc74"/>
    </style:style>
    <style:style style:name="T10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04c3d4" style:font-size-asian="11pt" style:font-size-complex="11pt"/>
    </style:style>
    <style:style style:name="T10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b6a99e" style:font-size-asian="11pt" style:font-size-complex="11pt"/>
    </style:style>
    <style:style style:name="T102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103" style:family="text">
      <style:text-properties fo:font-variant="normal" fo:text-transform="none" fo:color="#000000" loext:opacity="100%" style:font-name="SF Pro Text" fo:letter-spacing="normal" fo:font-style="normal" fo:font-weight="normal" officeooo:rsid="00c3f4d3"/>
    </style:style>
    <style:style style:name="T104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105" style:family="text">
      <style:text-properties fo:font-variant="normal" fo:text-transform="none" fo:color="#000080" loext:opacity="100%" style:font-name="Liberation Sans1" fo:letter-spacing="normal" fo:font-style="normal" fo:font-weight="normal" officeooo:rsid="00afc26d"/>
    </style:style>
    <style:style style:name="T106" style:family="text">
      <style:text-properties fo:font-variant="normal" fo:text-transform="none" fo:color="#000080" loext:opacity="100%" style:font-name="Liberation Sans1" fo:letter-spacing="normal" fo:font-style="normal" fo:font-weight="normal" officeooo:rsid="0098c793"/>
    </style:style>
    <style:style style:name="T107" style:family="text">
      <style:text-properties fo:font-variant="normal" fo:text-transform="none" fo:color="#000080" loext:opacity="100%" style:font-name="Liberation Sans1" fo:letter-spacing="normal" fo:font-style="normal" fo:font-weight="normal" officeooo:rsid="00b16d00"/>
    </style:style>
    <style:style style:name="T108" style:family="text">
      <style:text-properties fo:font-variant="normal" fo:text-transform="none" fo:color="#000080" loext:opacity="100%" style:font-name="Liberation Sans1" fo:letter-spacing="normal" fo:font-style="normal" fo:font-weight="normal" officeooo:rsid="00b13a41"/>
    </style:style>
    <style:style style:name="T109" style:family="text">
      <style:text-properties fo:font-variant="normal" fo:text-transform="none" fo:color="#000080" loext:opacity="100%" style:font-name="Liberation Sans1" fo:letter-spacing="normal" fo:font-style="normal" fo:font-weight="normal" officeooo:rsid="0004c3d4"/>
    </style:style>
    <style:style style:name="T110" style:family="text">
      <style:text-properties fo:font-variant="normal" fo:text-transform="none" fo:color="#000080" loext:opacity="100%" style:font-name="Liberation Sans1" fo:letter-spacing="normal" fo:font-style="normal" fo:font-weight="normal" officeooo:rsid="00e4461a"/>
    </style:style>
    <style:style style:name="T111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0b67685" style:font-size-asian="11pt" style:font-size-complex="11pt"/>
    </style:style>
    <style:style style:name="T112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004c3d4" style:font-size-asian="11pt" style:font-size-complex="11pt"/>
    </style:style>
    <style:style style:name="T113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0b6a99e" style:font-size-asian="11pt" style:font-size-complex="11pt"/>
    </style:style>
    <style:style style:name="T114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04c3d4" style:font-size-asian="11pt" style:font-size-complex="11pt"/>
    </style:style>
    <style:style style:name="T115" style:family="text">
      <style:text-properties fo:font-variant="normal" fo:text-transform="none" fo:color="#000080" loext:opacity="100%" style:font-name="Liberation Mono" fo:font-size="11pt" fo:letter-spacing="normal" fo:font-style="normal" fo:font-weight="normal" officeooo:rsid="00b6a99e" style:font-size-asian="11pt" style:font-size-complex="11pt"/>
    </style:style>
    <style:style style:name="T116" style:family="text">
      <style:text-properties fo:font-variant="normal" fo:text-transform="none" fo:color="#000080" loext:opacity="100%" style:font-name="Liberation Mono" fo:font-size="11pt" fo:letter-spacing="normal" fo:font-style="normal" fo:font-weight="bold" officeooo:rsid="0004c3d4" style:font-size-asian="11pt" style:font-weight-asian="bold" style:font-size-complex="11pt" style:font-weight-complex="bold"/>
    </style:style>
    <style:style style:name="T117" style:family="text">
      <style:text-properties fo:font-variant="normal" fo:text-transform="none" fo:color="#595959" loext:opacity="100%" style:font-name="sans-serif" fo:font-size="14pt" fo:letter-spacing="normal" fo:font-style="normal" fo:font-weight="normal" style:font-name-asian="PingFang SC" style:font-size-asian="14pt" style:font-weight-asian="bold" style:font-name-complex="Arial Unicode MS1" style:font-size-complex="14pt" style:font-weight-complex="bold"/>
    </style:style>
    <style:style style:name="T118" style:family="text">
      <style:text-properties fo:font-variant="normal" fo:text-transform="none" fo:color="#595959" loext:opacity="100%" style:font-name="sans-serif" fo:font-size="14pt" fo:letter-spacing="normal" fo:font-style="normal" fo:font-weight="normal" officeooo:rsid="00c50dec" style:font-name-asian="PingFang SC" style:font-size-asian="14pt" style:font-weight-asian="bold" style:font-name-complex="Arial Unicode MS1" style:font-size-complex="14pt" style:font-weight-complex="bold"/>
    </style:style>
    <style:style style:name="T119" style:family="text">
      <style:text-properties fo:font-variant="normal" fo:text-transform="none" fo:color="#595959" loext:opacity="100%" style:font-name="sans-serif" fo:font-size="14pt" fo:letter-spacing="normal" fo:font-style="normal" fo:font-weight="normal" officeooo:rsid="00041168" style:font-name-asian="PingFang SC" style:font-size-asian="14pt" style:font-weight-asian="bold" style:font-name-complex="Arial Unicode MS1" style:font-size-complex="14pt" style:font-weight-complex="bold"/>
    </style:style>
    <style:style style:name="T120" style:family="text">
      <style:text-properties fo:font-variant="normal" fo:text-transform="none" fo:color="#595959" loext:opacity="100%" fo:letter-spacing="normal" fo:font-style="normal" fo:font-weight="normal" style:font-name-asian="PingFang SC" style:font-weight-asian="bold" style:font-name-complex="Arial Unicode MS1" style:font-weight-complex="bold"/>
    </style:style>
    <style:style style:name="T121" style:family="text">
      <style:text-properties fo:font-variant="normal" fo:text-transform="none" fo:color="#595959" loext:opacity="100%" fo:letter-spacing="normal" fo:font-style="normal" fo:font-weight="normal" officeooo:rsid="00c50dec" style:font-name-asian="PingFang SC" style:font-weight-asian="bold" style:font-name-complex="Arial Unicode MS1" style:font-weight-complex="bold"/>
    </style:style>
    <style:style style:name="T122" style:family="text">
      <style:text-properties fo:font-variant="normal" fo:text-transform="none" fo:color="#595959" loext:opacity="100%" fo:letter-spacing="normal" fo:font-style="normal" fo:font-weight="normal" officeooo:rsid="00b8d3cc" style:font-name-asian="PingFang SC" style:font-weight-asian="bold" style:font-name-complex="Arial Unicode MS1" style:font-weight-complex="bold"/>
    </style:style>
    <style:style style:name="T123" style:family="text">
      <style:text-properties fo:font-variant="normal" fo:text-transform="none" fo:color="#595959" loext:opacity="100%" fo:letter-spacing="normal" fo:font-style="normal" fo:font-weight="normal" officeooo:rsid="00b9c37a" style:font-name-asian="PingFang SC" style:font-weight-asian="bold" style:font-name-complex="Arial Unicode MS1" style:font-weight-complex="bold"/>
    </style:style>
    <style:style style:name="T124" style:family="text">
      <style:text-properties fo:font-variant="normal" fo:text-transform="none" fo:color="#595959" loext:opacity="100%" fo:letter-spacing="normal" fo:font-style="normal" fo:font-weight="normal" officeooo:rsid="00c5eb6a" style:font-name-asian="PingFang SC" style:font-weight-asian="bold" style:font-name-complex="Arial Unicode MS1" style:font-weight-complex="bold"/>
    </style:style>
    <style:style style:name="T125" style:family="text">
      <style:text-properties officeooo:rsid="00c50dec"/>
    </style:style>
    <style:style style:name="T126" style:family="text">
      <style:text-properties officeooo:rsid="00041168"/>
    </style:style>
    <style:style style:name="T127" style:family="text">
      <style:text-properties style:font-name-asian="PingFang SC" style:font-weight-asian="bold" style:font-name-complex="Arial Unicode MS1" style:font-weight-complex="bold"/>
    </style:style>
    <style:style style:name="T128" style:family="text">
      <style:text-properties officeooo:rsid="00c50dec" style:font-name-asian="PingFang SC" style:font-weight-asian="bold" style:font-name-complex="Arial Unicode MS1" style:font-weight-complex="bold"/>
    </style:style>
    <style:style style:name="T129" style:family="text">
      <style:text-properties officeooo:rsid="006db05f" style:font-name-asian="PingFang SC" style:font-weight-asian="bold" style:font-name-complex="Arial Unicode MS1" style:font-weight-complex="bold"/>
    </style:style>
    <style:style style:name="T130" style:family="text">
      <style:text-properties officeooo:rsid="00c5eb6a" style:font-name-asian="PingFang SC" style:font-weight-asian="bold" style:font-name-complex="Arial Unicode MS1" style:font-weight-complex="bold"/>
    </style:style>
    <style:style style:name="T131" style:family="text">
      <style:text-properties officeooo:rsid="0004c3d4"/>
    </style:style>
    <style:style style:name="T132" style:family="text">
      <style:text-properties officeooo:rsid="000be7d6"/>
    </style:style>
    <style:style style:name="T133" style:family="text">
      <style:text-properties style:font-name="Liberation Mono"/>
    </style:style>
    <style:style style:name="T134" style:family="text">
      <style:text-properties style:font-name="Liberation Mono" fo:language="es" fo:country="ES" officeooo:rsid="0034c0b6"/>
    </style:style>
    <style:style style:name="T135" style:family="text">
      <style:text-properties style:font-name="Liberation Mono" fo:language="es" fo:country="ES" officeooo:rsid="0063d19c"/>
    </style:style>
    <style:style style:name="T136" style:family="text">
      <style:text-properties style:font-name="Liberation Mono" fo:language="es" fo:country="ES" officeooo:rsid="006187e0"/>
    </style:style>
    <style:style style:name="T137" style:family="text">
      <style:text-properties style:font-name="Liberation Mono" officeooo:rsid="00b249ca"/>
    </style:style>
    <style:style style:name="T138" style:family="text">
      <style:text-properties style:font-name="Liberation Mono" fo:font-size="11pt" style:font-size-asian="11pt" style:font-size-complex="11pt"/>
    </style:style>
    <style:style style:name="T139" style:family="text">
      <style:text-properties style:font-name="Liberation Mono" fo:font-size="11pt" officeooo:rsid="00b249ca" style:font-size-asian="11pt" style:font-size-complex="11pt"/>
    </style:style>
    <style:style style:name="T140" style:family="text">
      <style:text-properties style:font-name="Liberation Mono" fo:font-size="11pt" officeooo:rsid="00b4e5a7" style:font-size-asian="11pt" style:font-size-complex="11pt"/>
    </style:style>
    <style:style style:name="T141" style:family="text">
      <style:text-properties style:font-name="Liberation Mono" officeooo:rsid="00c04568"/>
    </style:style>
    <style:style style:name="T142" style:family="text">
      <style:text-properties style:font-name="Liberation Mono" officeooo:rsid="00c093e9"/>
    </style:style>
    <style:style style:name="T143" style:family="text">
      <style:text-properties style:font-name="Liberation Mono" officeooo:rsid="00c27120"/>
    </style:style>
    <style:style style:name="T144" style:family="text">
      <style:text-properties style:font-name="Liberation Mono" officeooo:rsid="00d78914"/>
    </style:style>
    <style:style style:name="T145" style:family="text">
      <style:text-properties officeooo:rsid="000d236f"/>
    </style:style>
    <style:style style:name="T146" style:family="text">
      <style:text-properties officeooo:rsid="000e5a1f"/>
    </style:style>
    <style:style style:name="T147" style:family="text">
      <style:text-properties fo:color="#000080" loext:opacity="100%"/>
    </style:style>
    <style:style style:name="T148" style:family="text">
      <style:text-properties fo:color="#000080" loext:opacity="100%" officeooo:rsid="000be7d6"/>
    </style:style>
    <style:style style:name="T149" style:family="text">
      <style:text-properties fo:color="#000080" loext:opacity="100%" officeooo:rsid="000e5a1f"/>
    </style:style>
    <style:style style:name="T150" style:family="text">
      <style:text-properties fo:color="#000080" loext:opacity="100%" officeooo:rsid="0015729f"/>
    </style:style>
    <style:style style:name="T151" style:family="text">
      <style:text-properties fo:color="#000080" loext:opacity="100%" fo:language="es" fo:country="ES" officeooo:rsid="007322b5"/>
    </style:style>
    <style:style style:name="T152" style:family="text">
      <style:text-properties fo:color="#000080" loext:opacity="100%" fo:language="es" fo:country="ES" officeooo:rsid="0016d4c1"/>
    </style:style>
    <style:style style:name="T153" style:family="text">
      <style:text-properties fo:color="#000080" loext:opacity="100%" style:font-name="sans-serif" officeooo:rsid="00ae1374"/>
    </style:style>
    <style:style style:name="T154" style:family="text">
      <style:text-properties fo:color="#000080" loext:opacity="100%" style:font-name="sans-serif" officeooo:rsid="00947432"/>
    </style:style>
    <style:style style:name="T155" style:family="text">
      <style:text-properties fo:color="#000080" loext:opacity="100%" style:font-name="Liberation Sans1" officeooo:rsid="00afc26d"/>
    </style:style>
    <style:style style:name="T156" style:family="text">
      <style:text-properties fo:color="#000080" loext:opacity="100%" officeooo:rsid="00b67685"/>
    </style:style>
    <style:style style:name="T157" style:family="text">
      <style:text-properties fo:color="#000080" loext:opacity="100%" officeooo:rsid="0004c3d4"/>
    </style:style>
    <style:style style:name="T158" style:family="text">
      <style:text-properties fo:color="#000080" loext:opacity="100%" style:font-name="Liberation Mono" fo:font-size="11pt" style:font-size-asian="11pt" style:font-size-complex="11pt"/>
    </style:style>
    <style:style style:name="T159" style:family="text">
      <style:text-properties fo:color="#000080" loext:opacity="100%" officeooo:rsid="01081e83"/>
    </style:style>
    <style:style style:name="T160" style:family="text">
      <style:text-properties officeooo:rsid="000fa68e"/>
    </style:style>
    <style:style style:name="T161" style:family="text">
      <style:text-properties style:font-name="Liberation Sans" officeooo:rsid="000fa68e" style:font-name-asian="Liberation Sans" style:font-name-complex="Liberation Sans"/>
    </style:style>
    <style:style style:name="T162" style:family="text">
      <style:text-properties style:font-name="Liberation Sans" fo:language="es" fo:country="ES" officeooo:rsid="0100e0f0" style:font-name-asian="Liberation Sans" style:font-name-complex="Liberation Sans"/>
    </style:style>
    <style:style style:name="T163" style:family="text">
      <style:text-properties style:use-window-font-color="true" loext:opacity="0%" officeooo:rsid="000be7d6"/>
    </style:style>
    <style:style style:name="T164" style:family="text">
      <style:text-properties style:use-window-font-color="true" loext:opacity="0%" style:font-weight-asian="normal" style:font-weight-complex="normal"/>
    </style:style>
    <style:style style:name="T165" style:family="text">
      <style:text-properties style:use-window-font-color="true" loext:opacity="0%" officeooo:rsid="002e9572" style:font-weight-asian="normal" style:font-weight-complex="normal"/>
    </style:style>
    <style:style style:name="T166" style:family="text">
      <style:text-properties style:use-window-font-color="true" loext:opacity="0%" officeooo:rsid="0032b138" style:font-weight-asian="normal" style:font-weight-complex="normal"/>
    </style:style>
    <style:style style:name="T167" style:family="text">
      <style:text-properties style:use-window-font-color="true" loext:opacity="0%" officeooo:rsid="003c832f" style:font-weight-asian="normal" style:font-weight-complex="normal"/>
    </style:style>
    <style:style style:name="T168" style:family="text">
      <style:text-properties style:use-window-font-color="true" loext:opacity="0%" officeooo:rsid="007dc517" style:font-weight-asian="normal" style:font-weight-complex="normal"/>
    </style:style>
    <style:style style:name="T169" style:family="text">
      <style:text-properties style:use-window-font-color="true" loext:opacity="0%" officeooo:rsid="0074901c"/>
    </style:style>
    <style:style style:name="T170" style:family="text">
      <style:text-properties style:use-window-font-color="true" loext:opacity="0%" officeooo:rsid="00a1e845"/>
    </style:style>
    <style:style style:name="T171" style:family="text">
      <style:text-properties style:use-window-font-color="true" loext:opacity="0%" style:font-name="Liberation Mono" officeooo:rsid="00a1e845"/>
    </style:style>
    <style:style style:name="T172" style:family="text">
      <style:text-properties style:use-window-font-color="true" loext:opacity="0%" officeooo:rsid="00cbfc6e"/>
    </style:style>
    <style:style style:name="T173" style:family="text">
      <style:text-properties style:use-window-font-color="true" loext:opacity="0%" officeooo:rsid="00d2c038"/>
    </style:style>
    <style:style style:name="T174" style:family="text">
      <style:text-properties officeooo:rsid="00104c77"/>
    </style:style>
    <style:style style:name="T175" style:family="text">
      <style:text-properties officeooo:rsid="00116459"/>
    </style:style>
    <style:style style:name="T176" style:family="text">
      <style:text-properties fo:font-style="italic" officeooo:rsid="00cdbe9a" style:font-style-asian="italic" style:font-style-complex="italic"/>
    </style:style>
    <style:style style:name="T177" style:family="text">
      <style:text-properties officeooo:rsid="00137e59"/>
    </style:style>
    <style:style style:name="T178" style:family="text">
      <style:text-properties officeooo:rsid="0015729f"/>
    </style:style>
    <style:style style:name="T179" style:family="text">
      <style:text-properties fo:language="es" fo:country="ES" officeooo:rsid="0016d4c1"/>
    </style:style>
    <style:style style:name="T180" style:family="text">
      <style:text-properties fo:language="es" fo:country="ES" officeooo:rsid="002daa25"/>
    </style:style>
    <style:style style:name="T181" style:family="text">
      <style:text-properties fo:language="es" fo:country="ES" officeooo:rsid="00d29f45"/>
    </style:style>
    <style:style style:name="T182" style:family="text">
      <style:text-properties fo:language="es" fo:country="ES" officeooo:rsid="00262482"/>
    </style:style>
    <style:style style:name="T183" style:family="text">
      <style:text-properties fo:language="es" fo:country="ES" officeooo:rsid="002f6ad7"/>
    </style:style>
    <style:style style:name="T184" style:family="text">
      <style:text-properties fo:language="es" fo:country="ES" officeooo:rsid="0015729f"/>
    </style:style>
    <style:style style:name="T185" style:family="text">
      <style:text-properties fo:language="es" fo:country="ES" officeooo:rsid="0050b3d2"/>
    </style:style>
    <style:style style:name="T186" style:family="text">
      <style:text-properties fo:language="es" fo:country="ES" officeooo:rsid="00325502"/>
    </style:style>
    <style:style style:name="T187" style:family="text">
      <style:text-properties fo:language="es" fo:country="ES" officeooo:rsid="0032b138"/>
    </style:style>
    <style:style style:name="T188" style:family="text">
      <style:text-properties fo:language="es" fo:country="ES" officeooo:rsid="00339dd8"/>
    </style:style>
    <style:style style:name="T189" style:family="text">
      <style:text-properties fo:language="es" fo:country="ES" officeooo:rsid="0034c0b6"/>
    </style:style>
    <style:style style:name="T190" style:family="text">
      <style:text-properties fo:language="es" fo:country="ES" officeooo:rsid="00366d74"/>
    </style:style>
    <style:style style:name="T191" style:family="text">
      <style:text-properties fo:language="es" fo:country="ES" fo:font-style="italic" officeooo:rsid="00366d74" style:font-style-asian="italic" style:font-style-complex="italic"/>
    </style:style>
    <style:style style:name="T192" style:family="text">
      <style:text-properties fo:language="es" fo:country="ES" fo:font-style="italic" officeooo:rsid="007322b5" style:font-style-asian="italic" style:font-style-complex="italic"/>
    </style:style>
    <style:style style:name="T193" style:family="text">
      <style:text-properties fo:language="es" fo:country="ES" officeooo:rsid="003e6624"/>
    </style:style>
    <style:style style:name="T194" style:family="text">
      <style:text-properties fo:language="es" fo:country="ES" officeooo:rsid="003f465c"/>
    </style:style>
    <style:style style:name="T195" style:family="text">
      <style:text-properties fo:language="es" fo:country="ES" officeooo:rsid="0042797f"/>
    </style:style>
    <style:style style:name="T196" style:family="text">
      <style:text-properties fo:language="es" fo:country="ES" officeooo:rsid="004b3d3b"/>
    </style:style>
    <style:style style:name="T197" style:family="text">
      <style:text-properties fo:language="es" fo:country="ES" officeooo:rsid="004cfed5"/>
    </style:style>
    <style:style style:name="T198" style:family="text">
      <style:text-properties fo:language="es" fo:country="ES" officeooo:rsid="004e1714"/>
    </style:style>
    <style:style style:name="T199" style:family="text">
      <style:text-properties fo:language="es" fo:country="ES" officeooo:rsid="005005a8"/>
    </style:style>
    <style:style style:name="T200" style:family="text">
      <style:text-properties fo:language="es" fo:country="ES" officeooo:rsid="00584b1a"/>
    </style:style>
    <style:style style:name="T201" style:family="text">
      <style:text-properties fo:language="es" fo:country="ES" officeooo:rsid="005cd55d"/>
    </style:style>
    <style:style style:name="T202" style:family="text">
      <style:text-properties fo:language="es" fo:country="ES" officeooo:rsid="005cd55d" style:font-style-asian="normal" style:font-style-complex="normal"/>
    </style:style>
    <style:style style:name="T203" style:family="text">
      <style:text-properties fo:language="es" fo:country="ES" officeooo:rsid="003d537d"/>
    </style:style>
    <style:style style:name="T204" style:family="text">
      <style:text-properties fo:language="es" fo:country="ES" officeooo:rsid="005d3b2e"/>
    </style:style>
    <style:style style:name="T205" style:family="text">
      <style:text-properties fo:language="es" fo:country="ES" officeooo:rsid="005e0569"/>
    </style:style>
    <style:style style:name="T206" style:family="text">
      <style:text-properties fo:language="es" fo:country="ES" officeooo:rsid="00602c3e"/>
    </style:style>
    <style:style style:name="T207" style:family="text">
      <style:text-properties fo:language="es" fo:country="ES" officeooo:rsid="006187e0"/>
    </style:style>
    <style:style style:name="T208" style:family="text">
      <style:text-properties fo:language="es" fo:country="ES" officeooo:rsid="0063d19c"/>
    </style:style>
    <style:style style:name="T209" style:family="text">
      <style:text-properties fo:language="es" fo:country="ES" officeooo:rsid="00642811"/>
    </style:style>
    <style:style style:name="T210" style:family="text">
      <style:text-properties fo:language="es" fo:country="ES" officeooo:rsid="0066ab71"/>
    </style:style>
    <style:style style:name="T211" style:family="text">
      <style:text-properties fo:language="es" fo:country="ES" officeooo:rsid="0068647b"/>
    </style:style>
    <style:style style:name="T212" style:family="text">
      <style:text-properties fo:language="es" fo:country="ES" officeooo:rsid="006c3197"/>
    </style:style>
    <style:style style:name="T213" style:family="text">
      <style:text-properties fo:language="es" fo:country="ES" officeooo:rsid="006c3885"/>
    </style:style>
    <style:style style:name="T214" style:family="text">
      <style:text-properties fo:language="es" fo:country="ES" officeooo:rsid="006c6cc7"/>
    </style:style>
    <style:style style:name="T215" style:family="text">
      <style:text-properties fo:language="es" fo:country="ES" officeooo:rsid="006dee29"/>
    </style:style>
    <style:style style:name="T216" style:family="text">
      <style:text-properties fo:language="es" fo:country="ES" officeooo:rsid="006dfb62"/>
    </style:style>
    <style:style style:name="T217" style:family="text">
      <style:text-properties fo:language="es" fo:country="ES" officeooo:rsid="0071f61d"/>
    </style:style>
    <style:style style:name="T218" style:family="text">
      <style:text-properties fo:language="es" fo:country="ES" officeooo:rsid="00724a43"/>
    </style:style>
    <style:style style:name="T219" style:family="text">
      <style:text-properties fo:language="es" fo:country="ES" officeooo:rsid="007322b5"/>
    </style:style>
    <style:style style:name="T220" style:family="text">
      <style:text-properties fo:language="es" fo:country="ES" officeooo:rsid="0074901c"/>
    </style:style>
    <style:style style:name="T221" style:family="text">
      <style:text-properties fo:language="es" fo:country="ES" officeooo:rsid="0074c15e"/>
    </style:style>
    <style:style style:name="T222" style:family="text">
      <style:text-properties fo:language="es" fo:country="ES" officeooo:rsid="00777198"/>
    </style:style>
    <style:style style:name="T223" style:family="text">
      <style:text-properties fo:language="es" fo:country="ES" officeooo:rsid="0077b180"/>
    </style:style>
    <style:style style:name="T224" style:family="text">
      <style:text-properties fo:language="es" fo:country="ES" officeooo:rsid="0082b26f"/>
    </style:style>
    <style:style style:name="T225" style:family="text">
      <style:text-properties fo:language="es" fo:country="ES" officeooo:rsid="00855937"/>
    </style:style>
    <style:style style:name="T226" style:family="text">
      <style:text-properties fo:language="es" fo:country="ES" officeooo:rsid="0086ccc8"/>
    </style:style>
    <style:style style:name="T227" style:family="text">
      <style:text-properties fo:language="es" fo:country="ES" officeooo:rsid="008bfb48"/>
    </style:style>
    <style:style style:name="T228" style:family="text">
      <style:text-properties fo:language="es" fo:country="ES" officeooo:rsid="008dcbcd"/>
    </style:style>
    <style:style style:name="T229" style:family="text">
      <style:text-properties fo:language="es" fo:country="ES" officeooo:rsid="0091d4c0"/>
    </style:style>
    <style:style style:name="T230" style:family="text">
      <style:text-properties fo:language="es" fo:country="ES" officeooo:rsid="0093d187"/>
    </style:style>
    <style:style style:name="T231" style:family="text">
      <style:text-properties fo:language="es" fo:country="ES" officeooo:rsid="00947432"/>
    </style:style>
    <style:style style:name="T232" style:family="text">
      <style:text-properties fo:language="es" fo:country="ES" officeooo:rsid="00d987a0"/>
    </style:style>
    <style:style style:name="T233" style:family="text">
      <style:text-properties fo:language="es" fo:country="ES" officeooo:rsid="00ea897f"/>
    </style:style>
    <style:style style:name="T234" style:family="text">
      <style:text-properties fo:language="es" fo:country="ES" officeooo:rsid="00eaf5ce"/>
    </style:style>
    <style:style style:name="T235" style:family="text">
      <style:text-properties fo:language="es" fo:country="ES" officeooo:rsid="00ecb646"/>
    </style:style>
    <style:style style:name="T236" style:family="text">
      <style:text-properties fo:language="es" fo:country="ES" officeooo:rsid="00ed8aba"/>
    </style:style>
    <style:style style:name="T237" style:family="text">
      <style:text-properties fo:language="es" fo:country="ES" officeooo:rsid="0100e0f0"/>
    </style:style>
    <style:style style:name="T238" style:family="text">
      <style:text-properties officeooo:rsid="0021a14d"/>
    </style:style>
    <style:style style:name="T239" style:family="text">
      <style:text-properties officeooo:rsid="002bdb7e"/>
    </style:style>
    <style:style style:name="T240" style:family="text">
      <style:text-properties officeooo:rsid="002daa25"/>
    </style:style>
    <style:style style:name="T241" style:family="text">
      <style:text-properties officeooo:rsid="00289d3d"/>
    </style:style>
    <style:style style:name="T242" style:family="text">
      <style:text-properties officeooo:rsid="00282af8"/>
    </style:style>
    <style:style style:name="T243" style:family="text">
      <style:text-properties officeooo:rsid="0032b138"/>
    </style:style>
    <style:style style:name="T244" style:family="text">
      <style:text-properties style:font-weight-asian="normal" style:font-weight-complex="normal"/>
    </style:style>
    <style:style style:name="T245" style:family="text">
      <style:text-properties officeooo:rsid="004b3d3b"/>
    </style:style>
    <style:style style:name="T246" style:family="text">
      <style:text-properties officeooo:rsid="00761450"/>
    </style:style>
    <style:style style:name="T247" style:family="text">
      <style:text-properties officeooo:rsid="007dc517"/>
    </style:style>
    <style:style style:name="T248" style:family="text">
      <style:text-properties officeooo:rsid="009afce9"/>
    </style:style>
    <style:style style:name="T249" style:family="text">
      <style:text-properties officeooo:rsid="009dbf77"/>
    </style:style>
    <style:style style:name="T250" style:family="text">
      <style:text-properties officeooo:rsid="009f5cc3"/>
    </style:style>
    <style:style style:name="T251" style:family="text">
      <style:text-properties officeooo:rsid="00a1e845"/>
    </style:style>
    <style:style style:name="T252" style:family="text">
      <style:text-properties officeooo:rsid="00a3e0a3"/>
    </style:style>
    <style:style style:name="T253" style:family="text">
      <style:text-properties officeooo:rsid="00b67685"/>
    </style:style>
    <style:style style:name="T254" style:family="text">
      <style:text-properties officeooo:rsid="00b8fd37"/>
    </style:style>
    <style:style style:name="T255" style:family="text">
      <style:text-properties officeooo:rsid="005fa2ad"/>
    </style:style>
    <style:style style:name="T256" style:family="text">
      <style:text-properties officeooo:rsid="00698fd4"/>
    </style:style>
    <style:style style:name="T257" style:family="text">
      <style:text-properties officeooo:rsid="006c15d0"/>
    </style:style>
    <style:style style:name="T258" style:family="text">
      <style:text-properties fo:color="#000000" loext:opacity="100%"/>
    </style:style>
    <style:style style:name="T259" style:family="text">
      <style:text-properties fo:color="#000000" loext:opacity="100%" style:text-position="0% 100%" style:font-name="Liberation Mono" fo:font-size="10pt" officeooo:rsid="00125944" style:font-size-asian="10pt" style:font-size-complex="10pt"/>
    </style:style>
    <style:style style:name="T260" style:family="text">
      <style:text-properties fo:color="#000000" loext:opacity="100%" style:text-position="0% 100%" style:font-name="Liberation Mono" fo:font-size="10pt" officeooo:rsid="00b9847a" style:font-size-asian="10pt" style:font-size-complex="10pt"/>
    </style:style>
    <style:style style:name="T261" style:family="text">
      <style:text-properties fo:color="#000000" loext:opacity="100%" officeooo:rsid="004fd333" style:font-style-asian="normal" style:font-style-complex="normal"/>
    </style:style>
    <style:style style:name="T262" style:family="text">
      <style:text-properties fo:color="#000000" loext:opacity="100%" officeooo:rsid="00c180ed"/>
    </style:style>
    <style:style style:name="T263" style:family="text">
      <style:text-properties fo:color="#000000" loext:opacity="100%" officeooo:rsid="002bd499"/>
    </style:style>
    <style:style style:name="T264" style:family="text">
      <style:text-properties fo:color="#000000" loext:opacity="100%" officeooo:rsid="002d5b5b"/>
    </style:style>
    <style:style style:name="T265" style:family="text">
      <style:text-properties fo:color="#000000" loext:opacity="100%" officeooo:rsid="002e14a6"/>
    </style:style>
    <style:style style:name="T266" style:family="text">
      <style:text-properties fo:color="#000000" loext:opacity="100%" officeooo:rsid="00886bb5"/>
    </style:style>
    <style:style style:name="T267" style:family="text">
      <style:text-properties fo:color="#000000" loext:opacity="100%" officeooo:rsid="00c5eb6a"/>
    </style:style>
    <style:style style:name="T268" style:family="text">
      <style:text-properties officeooo:rsid="013184b7" style:font-name-asian="sans-serif" style:font-name-complex="sans-serif"/>
    </style:style>
    <style:style style:name="T269" style:family="text">
      <style:text-properties officeooo:rsid="00b9847a" style:font-name-asian="sans-serif" style:font-name-complex="sans-serif"/>
    </style:style>
    <style:style style:name="T270" style:family="text">
      <style:text-properties officeooo:rsid="00cee71b" style:font-name-asian="sans-serif" style:font-name-complex="sans-serif"/>
    </style:style>
    <style:style style:name="T271" style:family="text">
      <style:text-properties officeooo:rsid="00d0d5a9" style:font-name-asian="sans-serif" style:font-name-complex="sans-serif"/>
    </style:style>
    <style:style style:name="T272" style:family="text">
      <style:text-properties style:font-style-asian="normal" style:font-style-complex="normal"/>
    </style:style>
    <style:style style:name="T273" style:family="text">
      <style:text-properties officeooo:rsid="00c50dec" style:font-style-asian="normal" style:font-style-complex="normal"/>
    </style:style>
    <style:style style:name="T274" style:family="text">
      <style:text-properties officeooo:rsid="0023b62d" style:font-style-asian="normal" style:font-style-complex="normal"/>
    </style:style>
    <style:style style:name="T275" style:family="text">
      <style:text-properties officeooo:rsid="00c5eb6a" style:font-style-asian="normal" style:font-style-complex="normal"/>
    </style:style>
    <style:style style:name="T276" style:family="text">
      <style:text-properties officeooo:rsid="00c5eb6a"/>
    </style:style>
    <style:style style:name="T277" style:family="text">
      <style:text-properties officeooo:rsid="00d2644c"/>
    </style:style>
    <style:style style:name="T278" style:family="text">
      <style:text-properties officeooo:rsid="00d2c038"/>
    </style:style>
    <style:style style:name="T279" style:family="text">
      <style:text-properties officeooo:rsid="00d78914"/>
    </style:style>
    <style:style style:name="T280" style:family="text">
      <style:text-properties officeooo:rsid="00df2ae2"/>
    </style:style>
    <style:style style:name="T281" style:family="text">
      <style:text-properties officeooo:rsid="00e02859"/>
    </style:style>
    <style:style style:name="T282" style:family="text">
      <style:text-properties officeooo:rsid="00e19001"/>
    </style:style>
    <style:style style:name="T283" style:family="text">
      <style:text-properties officeooo:rsid="00ea897f"/>
    </style:style>
    <style:style style:name="T284" style:family="text">
      <style:text-properties officeooo:rsid="00ef88bd"/>
    </style:style>
    <style:style style:name="T285" style:family="text">
      <style:text-properties officeooo:rsid="0107aa0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39"><text:span text:style-name="T283">Funciones para las o</text:span>peraciones lógicas bit a bit</text:p>
      <text:h text:style-name="P42" text:outline-level="1"><text:bookmark-start text:name="__RefHeading___Toc9585_1735439171"/><text:span text:style-name="T28">1. </text:span><text:span text:style-name="T27">Des</text:span><text:span text:style-name="T29">cripción</text:span><text:bookmark-end text:name="__RefHeading___Toc9585_1735439171"/></text:h>
      <text:p text:style-name="P16">Las funciones <text:span text:style-name="T133">bitwNot()</text:span>, <text:span text:style-name="T133">bitwAnd()</text:span>, <text:span text:style-name="T133">bitwOr()</text:span> y <text:span text:style-name="T133">bitwXor()</text:span> <text:span text:style-name="T145">realiza</text:span><text:span text:style-name="T178">n</text:span><text:span text:style-name="T132"> las </text:span><text:span text:style-name="T148">operaciones lógicas</text:span><text:span text:style-name="T132"> básicas </text:span><text:span text:style-name="T161">─</text:span><text:span text:style-name="T132">negación, conjunción, disyunción inclusiva y disyunción exclusiva, </text:span><text:span text:style-name="T160">respectivamente</text:span><text:span text:style-name="T161">─</text:span><text:span text:style-name="T132"> sobre </text:span><text:span text:style-name="T148">vectores de tipo entero</text:span><text:span text:style-name="T132"> cuyos elementos serán interpretados </text:span><text:span text:style-name="T251">con su</text:span><text:span text:style-name="T163"> valor binario </text:span><text:span text:style-name="T169">pero devueltos en </text:span><text:span text:style-name="T172">valores enteros de</text:span><text:span text:style-name="T169"> base decimal</text:span><text:span text:style-name="T132">. Es decir, </text:span><text:span text:style-name="T278">estas funciones</text:span><text:span text:style-name="T132"> </text:span><text:span text:style-name="T278">interpretarán a los números enteros</text:span><text:span text:style-name="T132"> como </text:span><text:span text:style-name="T277">agrupaciones</text:span><text:span text:style-name="T177"> </text:span><text:span text:style-name="T277">de 32</text:span><text:span text:style-name="T132"> </text:span><text:span text:style-name="T160">bits </text:span><text:span text:style-name="T238">o dígitos binarios</text:span><text:span text:style-name="T174"> </text:span><text:span text:style-name="T278">con signo </text:span><text:span text:style-name="T238">a los que</text:span><text:span text:style-name="T160"> se</text:span><text:span text:style-name="T146"> les aplicará</text:span><text:span text:style-name="T175">n</text:span><text:span text:style-name="T132"> las reglas de las</text:span><text:span text:style-name="T163"> operaciones lógicas </text:span><text:span text:style-name="T173">dígito a dígito</text:span><text:span text:style-name="T163">, </text:span><text:span text:style-name="T170">al interpretar al cero (</text:span><text:span text:style-name="T171">0</text:span><text:span text:style-name="T170">) como el valor lógico falso (</text:span><text:span text:style-name="T171">FALSE</text:span><text:span text:style-name="T170">) y al número uno (</text:span><text:span text:style-name="T171">1</text:span><text:span text:style-name="T170">) como el valor lógico verdadero (</text:span><text:span text:style-name="T171">TRUE</text:span><text:span text:style-name="T170">)</text:span><text:span text:style-name="T132">. Para más información sobre </text:span><text:span text:style-name="T175">el funcionamiento</text:span><text:span text:style-name="T132"> de estas reglas, véase la página de ayuda de </text:span><text:span text:style-name="T146">de los </text:span><text:span text:style-name="T159">o</text:span><text:span text:style-name="T149">peradores lógicos</text:span><text:span text:style-name="T146">. </text:span><text:span text:style-name="T245">Del mismo modo,</text:span><text:span text:style-name="T239"> para mayor información sobre la representación interna de los números enteros </text:span><text:span text:style-name="T282">así como el rango válido de valores posibles </text:span><text:span text:style-name="T239">véase la sección </text:span><text:span text:style-name="T176">Interpretación binaria de los números enteros</text:span><text:span text:style-name="T239"> en esta página de ayuda.</text:span></text:p>
      <text:p text:style-name="P18">Las funciones <text:span text:style-name="T133">bitwShiftL()</text:span><text:span text:style-name="T1"> y </text:span><text:span text:style-name="T133">bitwShiftR()</text:span><text:span text:style-name="T1"> </text:span><text:span text:style-name="T12">desplazan los valores de los dígitos </text:span><text:span text:style-name="T16">binarios</text:span><text:span text:style-name="T12"> a la izquierda </text:span><text:span text:style-name="T280">y</text:span><text:span text:style-name="T12"> a la derecha, respectivamente, de acuerdo al número de dígitos especificado. </text:span><text:span text:style-name="T17">E</text:span><text:span text:style-name="T278">stas funciones</text:span><text:span text:style-name="T132"> </text:span><text:span text:style-name="T278">interpretarán a los números enteros</text:span><text:span text:style-name="T132"> como </text:span><text:span text:style-name="T277">agrupaciones</text:span><text:span text:style-name="T177"> </text:span><text:span text:style-name="T277">de 32</text:span><text:span text:style-name="T132"> </text:span><text:span text:style-name="T160">bits </text:span><text:span text:style-name="T238">o dígitos binarios</text:span><text:span text:style-name="T174"> </text:span><text:span text:style-name="T278">sin signo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Contenido</text:p>
          </text:index-title>
          <text:p text:style-name="P31"><text:a xlink:type="simple" xlink:href="#__RefHeading___Toc9585_1735439171" text:style-name="Index_20_Link" text:visited-style-name="Index_20_Link"><text:span text:style-name="T13">1. Descripción<text:tab/>1</text:span></text:a></text:p>
          <text:p text:style-name="P31"><text:a xlink:type="simple" xlink:href="#__RefHeading___Toc9587_1735439171" text:style-name="Index_20_Link" text:visited-style-name="Index_20_Link"><text:span text:style-name="T13">2. Forma de uso o sintaxis<text:tab/>1</text:span></text:a></text:p>
          <text:p text:style-name="P31"><text:a xlink:type="simple" xlink:href="#__RefHeading___Toc9589_1735439171" text:style-name="Index_20_Link" text:visited-style-name="Index_20_Link"><text:span text:style-name="T13">3. Argumentos<text:tab/>2</text:span></text:a></text:p>
          <text:p text:style-name="P31"><text:a xlink:type="simple" xlink:href="#__RefHeading___Toc9591_1735439171" text:style-name="Index_20_Link" text:visited-style-name="Index_20_Link"><text:span text:style-name="T15">4. Detalles</text:span></text:a><text:a xlink:type="simple" xlink:href="#__RefHeading___Toc9591_1735439171" text:style-name="Index_20_Link" text:visited-style-name="Index_20_Link"><text:span text:style-name="T13"><text:tab/>2</text:span></text:a></text:p>
          <text:p text:style-name="P31"><text:a xlink:type="simple" xlink:href="#__RefHeading___Toc9593_1735439171" text:style-name="Index_20_Link" text:visited-style-name="Index_20_Link"><text:span text:style-name="T13">5. Valor devuelto<text:tab/>3</text:span></text:a></text:p>
          <text:p text:style-name="P31"><text:a xlink:type="simple" xlink:href="#__RefHeading___Toc9605_17354391711" text:style-name="Index_20_Link" text:visited-style-name="Index_20_Link"><text:span text:style-name="T13">6. Interpretación binaria de números enteros<text:tab/>3</text:span></text:a></text:p>
          <text:p text:style-name="P31"><text:a xlink:type="simple" xlink:href="#__RefHeading___Toc9603_1735439171" text:style-name="Index_20_Link" text:visited-style-name="Index_20_Link"><text:span text:style-name="T13">7. También véase<text:tab/>4</text:span></text:a></text:p>
          <text:p text:style-name="P31"><text:a xlink:type="simple" xlink:href="#__RefHeading___Toc9601_1735439171" text:style-name="Index_20_Link" text:visited-style-name="Index_20_Link"><text:span text:style-name="T15">8. Referencias</text:span></text:a><text:a xlink:type="simple" xlink:href="#__RefHeading___Toc9601_1735439171" text:style-name="Index_20_Link" text:visited-style-name="Index_20_Link"><text:span text:style-name="T13"><text:tab/>5</text:span></text:a></text:p>
          <text:p text:style-name="P31"><text:a xlink:type="simple" xlink:href="#__RefHeading___Toc9605_1735439171" text:style-name="Index_20_Link" text:visited-style-name="Index_20_Link"><text:span text:style-name="T15">9. Ejemplos</text:span></text:a><text:a xlink:type="simple" xlink:href="#__RefHeading___Toc9605_1735439171" text:style-name="Index_20_Link" text:visited-style-name="Index_20_Link"><text:span text:style-name="T13"><text:tab/>5</text:span></text:a></text:p>
          <text:p text:style-name="P31"><text:a xlink:type="simple" xlink:href="#__RefHeading___Toc9607_1735439171" text:style-name="Index_20_Link" text:visited-style-name="Index_20_Link"><text:span text:style-name="T14">10. Código fuente</text:span></text:a><text:a xlink:type="simple" xlink:href="#__RefHeading___Toc9607_1735439171" text:style-name="Index_20_Link" text:visited-style-name="Index_20_Link"><text:span text:style-name="T13"><text:tab/>5</text:span></text:a></text:p>
          <text:p text:style-name="P32"><text:a xlink:type="simple" xlink:href="#__RefHeading___Toc9231_2166952830" text:style-name="Index_20_Link" text:visited-style-name="Index_20_Link"><text:span text:style-name="T13">1. bitwNot()<text:tab/>5</text:span></text:a></text:p>
          <text:p text:style-name="P32"><text:a xlink:type="simple" xlink:href="#__RefHeading___Toc9233_2166952830" text:style-name="Index_20_Link" text:visited-style-name="Index_20_Link"><text:span text:style-name="T13">2. bitwAnd()<text:tab/>5</text:span></text:a></text:p>
          <text:p text:style-name="P32"><text:a xlink:type="simple" xlink:href="#__RefHeading___Toc9235_2166952830" text:style-name="Index_20_Link" text:visited-style-name="Index_20_Link"><text:span text:style-name="T13">3. bitwOr()<text:tab/>5</text:span></text:a></text:p>
          <text:p text:style-name="P32"><text:a xlink:type="simple" xlink:href="#__RefHeading___Toc9237_2166952830" text:style-name="Index_20_Link" text:visited-style-name="Index_20_Link"><text:span text:style-name="T13">4. bitwXor()<text:tab/>5</text:span></text:a></text:p>
          <text:p text:style-name="P32"><text:a xlink:type="simple" xlink:href="#__RefHeading___Toc9239_2166952830" text:style-name="Index_20_Link" text:visited-style-name="Index_20_Link"><text:span text:style-name="T13">5. bitwShiftL()<text:tab/>5</text:span></text:a></text:p>
          <text:p text:style-name="P32"><text:a xlink:type="simple" xlink:href="#__RefHeading___Toc9241_2166952830" text:style-name="Index_20_Link" text:visited-style-name="Index_20_Link"><text:span text:style-name="T13">6. </text:span></text:a><text:a xlink:type="simple" xlink:href="#__RefHeading___Toc9241_2166952830" text:style-name="Index_20_Link" text:visited-style-name="Index_20_Link"><text:span text:style-name="T15">bitwShiftR</text:span></text:a><text:a xlink:type="simple" xlink:href="#__RefHeading___Toc9241_2166952830" text:style-name="Index_20_Link" text:visited-style-name="Index_20_Link"><text:span text:style-name="T13">()<text:tab/>5</text:span></text:a></text:p>
          <text:p text:style-name="P31"><text:a xlink:type="simple" xlink:href="#__RefHeading___Toc9268_2166952830" text:style-name="Index_20_Link" text:visited-style-name="Index_20_Link"><text:span text:style-name="T13">11. Sobre la traducción<text:tab/>6</text:span></text:a></text:p>
        </text:index-body>
      </text:table-of-content>
      <text:p text:style-name="P19"/>
      <text:h text:style-name="P42" text:outline-level="1"><text:bookmark-start text:name="__RefHeading___Toc9587_1735439171"/><text:span text:style-name="T31">2. </text:span><text:span text:style-name="T30">Forma de uso o sintaxis</text:span><text:bookmark-end text:name="__RefHeading___Toc9587_1735439171"/></text:h>
      <text:p text:style-name="P20">bitwNot(a)</text:p>
      <text:p text:style-name="P21">bitwAnd(a, b)</text:p>
      <text:p text:style-name="P21">bitwOr(a, b)</text:p>
      <text:p text:style-name="P21"><text:soft-page-break/>bitwXor(a, b)</text:p>
      <text:p text:style-name="P3"/>
      <text:p text:style-name="P21">bitwShiftL(a, n)</text:p>
      <text:p text:style-name="P22">bitwShiftR(a, n)</text:p>
      <text:h text:style-name="P43" text:outline-level="1"><text:bookmark-start text:name="__RefHeading___Toc9589_1735439171"/><text:span text:style-name="T125">3. </text:span>Argument<text:span text:style-name="T126">o</text:span>s<text:bookmark-end text:name="__RefHeading___Toc9589_1735439171"/></text:h>
      <text:p text:style-name="P37"><text:span text:style-name="T2">Tabla </text:span><text:span text:style-name="T2"><text:sequence text:ref-name="refTabla0" text:name="Tabla" text:formula="ooow:Tabla+1" style:num-format="1">1</text:sequence></text:span><text:span text:style-name="T2">. Argumentos para las funciones de operaciones lógicas bit a bit <text:s/>en R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40312088297872">
          <table:table-cell table:style-name="Table7.A1" office:value-type="string">
            <text:p text:style-name="P6">Nombre <text:span text:style-name="T255">de</text:span><text:span text:style-name="T256">l </text:span><text:span text:style-name="T257">a</text:span><text:span text:style-name="T255">rgumento</text:span></text:p>
          </table:table-cell>
          <table:table-cell table:style-name="Table7.A1" office:value-type="string">
            <text:p text:style-name="P7">Tipo <text:span text:style-name="T255">de valor esperado</text:span></text:p>
          </table:table-cell>
          <table:table-cell table:style-name="Table7.A1" office:value-type="string">
            <text:p text:style-name="P7">Propósito</text:p>
          </table:table-cell>
        </table:table-row>
        <table:table-row table:style-name="TableLine140312100366432">
          <table:table-cell table:style-name="Table7.A2" office:value-type="string">
            <text:p text:style-name="P38"><text:span text:style-name="Source_20_Text"><text:span text:style-name="T260">a</text:span></text:span><text:span text:style-name="Source_20_Text"><text:span text:style-name="T259">, </text:span></text:span><text:span text:style-name="Source_20_Text"><text:span text:style-name="T260">b</text:span></text:span></text:p>
          </table:table-cell>
          <table:table-cell table:style-name="Table7.A2" office:value-type="string">
            <text:p text:style-name="P8">Vectores de <text:span text:style-name="T147">tipo entero</text:span>.</text:p>
          </table:table-cell>
          <table:table-cell table:style-name="Table7.A2" office:value-type="string">
            <text:p text:style-name="P9">Valores enteros que serán interpretados en su valor binario. Los vectores de <text:span text:style-name="T147">tipo doble</text:span> serán coaccionados a vectores de <text:span text:style-name="T147">tipo entero</text:span>.</text:p>
          </table:table-cell>
        </table:table-row>
        <table:table-row table:style-name="TableLine140312092977232">
          <table:table-cell table:style-name="Table7.A3" office:value-type="string">
            <text:p text:style-name="P38"><text:span text:style-name="Source_20_Text"><text:span text:style-name="T260">n</text:span></text:span></text:p>
          </table:table-cell>
          <table:table-cell table:style-name="Table7.A3" office:value-type="string">
            <text:p text:style-name="P8">Un valor de <text:span text:style-name="T147">tipo entero</text:span></text:p>
          </table:table-cell>
          <table:table-cell table:style-name="Table7.A3" office:value-type="string">
            <text:p text:style-name="P10"><text:span text:style-name="T269">Un entero no negativo</text:span><text:span text:style-name="T268"> </text:span><text:span text:style-name="T269">con valor menor o igual a</text:span><text:span text:style-name="T268"> 31, </text:span><text:span text:style-name="T269">valor que corresponde al número de dígitos disponibles para la representación binaria de enteros </text:span><text:span text:style-name="T270">de 32 bits </text:span><text:span text:style-name="T271">sin signo</text:span><text:span text:style-name="T269">.</text:span></text:p>
          </table:table-cell>
        </table:table-row>
      </table:table>
      <text:h text:style-name="P48" text:outline-level="1"><text:bookmark-start text:name="__RefHeading___Toc9591_1735439171"/><text:span text:style-name="T118">4. </text:span><text:span text:style-name="T117">Deta</text:span><text:span text:style-name="T119">lles</text:span><text:bookmark-end text:name="__RefHeading___Toc9591_1735439171"/></text:h>
      <text:p text:style-name="P17"><text:span text:style-name="T9">La función </text:span><text:span text:style-name="T133">bitwNot()</text:span><text:span text:style-name="T1"> </text:span><text:span text:style-name="T11">realizará</text:span><text:span text:style-name="T9"> la </text:span><text:span text:style-name="T155">operación lógica</text:span><text:span text:style-name="T11"> de</text:span><text:span text:style-name="T10"> </text:span><text:span text:style-name="T246">negación</text:span><text:span text:style-name="T248"> bit a bit, </text:span><text:span text:style-name="T249">la cual</text:span><text:span text:style-name="T33"> </text:span><text:span text:style-name="T56">acepta</text:span><text:span text:style-name="T57">rá</text:span><text:span text:style-name="T33"> </text:span><text:span text:style-name="T43">un</text:span><text:span text:style-name="T33"> valor </text:span><text:span text:style-name="T43">entero en base decimal </text:span><text:span text:style-name="T56">y dev</text:span><text:span text:style-name="T58">olverá</text:span><text:span text:style-name="T56"> </text:span><text:span text:style-name="T59">otro</text:span><text:span text:style-name="T47"> </text:span><text:span text:style-name="T55">valor </text:span><text:span text:style-name="T59">de </text:span><text:span text:style-name="T153">tipo</text:span><text:span text:style-name="T154"> </text:span><text:span text:style-name="T153">entero</text:span><text:span text:style-name="T59"> correspondiente al valor</text:span><text:span text:style-name="T60"> </text:span><text:span text:style-name="T55">del</text:span><text:span text:style-name="T43"> </text:span><text:span text:style-name="T48">complemento a dos</text:span><text:span text:style-name="T60"> del entero original</text:span><text:span text:style-name="T33">. </text:span><text:span text:style-name="T62">Para mayor información sobre el complemento a dos, véase la sección de </text:span><text:span text:style-name="T50">I</text:span><text:span text:style-name="T51">nterpretación binaria de </text:span><text:span text:style-name="T52">los</text:span><text:span text:style-name="T51"> números enteros</text:span><text:span text:style-name="T62"> en esta </text:span><text:span text:style-name="T63">misma</text:span><text:span text:style-name="T62"> página de ayuda. </text:span><text:span text:style-name="T34">Así, </text:span><text:span text:style-name="T64">internamente,</text:span><text:span text:style-name="T43"> los valores de los dígitos de la representación binaria del entero </text:span><text:span text:style-name="T47">aportado</text:span><text:span text:style-name="T43"> </text:span><text:span text:style-name="T44">serán</text:span><text:span text:style-name="T43"> convertidos en ceros </text:span><text:span text:style-name="T279">(</text:span><text:span text:style-name="T144">0</text:span><text:span text:style-name="T279">)</text:span><text:span text:style-name="T43"> si su valor es uno </text:span><text:span text:style-name="T279">(</text:span><text:span text:style-name="T144">1</text:span><text:span text:style-name="T279">)</text:span><text:span text:style-name="T43"> y viceversa. </text:span><text:span text:style-name="T53">Luego, el valor de lo</text:span><text:span text:style-name="T54">s</text:span><text:span text:style-name="T53"> dígitos será convertido </text:span><text:span text:style-name="T54">a</text:span><text:span text:style-name="T53"> un entero de base decimal siguiendo el procedimiento de </text:span><text:span text:style-name="T61">conversión del</text:span><text:span text:style-name="T53"> </text:span><text:span text:style-name="T49">complemento a dos</text:span><text:span text:style-name="T33">. </text:span><text:span text:style-name="T46">Por último, l</text:span><text:span text:style-name="T35">a inversión de</text:span><text:span text:style-name="T36"> valores de</text:span><text:span text:style-name="T37"> </text:span><text:span text:style-name="T45">los elementos del</text:span><text:span text:style-name="T36"> vector </text:span><text:span text:style-name="T35">se realizará</text:span><text:span text:style-name="T38"> </text:span><text:span text:style-name="T44">bit</text:span><text:span text:style-name="T32"> </text:span><text:span text:style-name="T39">a</text:span><text:span text:style-name="T32"> </text:span><text:span text:style-name="T44">bit</text:span><text:span text:style-name="T32"> </text:span><text:span text:style-name="T40">y</text:span><text:span text:style-name="T41"> la longitud del vector devuelto será igual a la del vector original</text:span><text:span text:style-name="T42">.</text:span></text:p>
      <text:p text:style-name="P40"><text:span text:style-name="T81">L</text:span><text:span text:style-name="T72">a función </text:span><text:span text:style-name="T95">b</text:span><text:span text:style-name="T94">itwAnd()</text:span><text:span text:style-name="T72"> </text:span><text:span text:style-name="T82">realizará la </text:span><text:span text:style-name="T105">operación lógica</text:span><text:span text:style-name="T82"> de</text:span><text:span text:style-name="T73"> conjunción </text:span><text:span text:style-name="T74">bit a bit, </text:span><text:span text:style-name="T77">la cual</text:span><text:span text:style-name="T72"> c</text:span><text:span text:style-name="T74">omparará cada bit del primer entero con el bit correspondiente del segundo entero </text:span><text:span text:style-name="T80">y,</text:span><text:span text:style-name="T75"> si ambos dígitos comparados en la misma posición son iguales a uno </text:span><text:span text:style-name="T88">(</text:span><text:span text:style-name="T98">1</text:span><text:span text:style-name="T88">),</text:span><text:span text:style-name="T75"> el resultado del dígito para esa misma posición será uno </text:span><text:span text:style-name="T88">(</text:span><text:span text:style-name="T98">1</text:span><text:span text:style-name="T88">) </text:span><text:span text:style-name="T89">o</text:span><text:span text:style-name="T75"> de lo contrario el valor del dígito será </text:span><text:span text:style-name="T89">igual a </text:span><text:span text:style-name="T75">cero </text:span><text:span text:style-name="T88">(</text:span><text:span text:style-name="T98">0</text:span><text:span text:style-name="T88">)</text:span><text:span text:style-name="T75">.</text:span><text:span text:style-name="T74"> </text:span><text:span text:style-name="T75">Una vez que se </text:span><text:span text:style-name="T76">hayan</text:span><text:span text:style-name="T75"> realizado las comparaciones entre las posiciones de ambos números, se </text:span><text:span text:style-name="T89">convertirá</text:span><text:span text:style-name="T75"> </text:span><text:span text:style-name="T89">el</text:span><text:span text:style-name="T75"> </text:span><text:span text:style-name="T84">valor</text:span><text:span text:style-name="T89"> binario a </text:span><text:span text:style-name="T110">un</text:span><text:span text:style-name="T106"> entero</text:span><text:span text:style-name="T75"> </text:span><text:span text:style-name="T90">de</text:span><text:span text:style-name="T75"> base decimal</text:span><text:span text:style-name="T76">.</text:span><text:span text:style-name="T75"> </text:span><text:span text:style-name="T87">Si el valor aportado para alguno de los enteros está fuera del rango de valores válidos,</text:span><text:span text:style-name="T85"> l</text:span><text:span text:style-name="T86">as operaciones </text:span><text:span text:style-name="T85">con pares de enteros podrían</text:span><text:span text:style-name="T86"> </text:span><text:span text:style-name="T85">dar como resultado</text:span><text:span text:style-name="T86"> </text:span><text:span text:style-name="T109">valores no disponibles</text:span><text:span text:style-name="T86"> </text:span><text:span text:style-name="T97">NA</text:span><text:span text:style-name="T86">.</text:span></text:p>
      <text:p text:style-name="P40"><text:span text:style-name="T82">La función </text:span><text:span text:style-name="T95">b</text:span><text:span text:style-name="T94">itw</text:span><text:span text:style-name="T96">Or</text:span><text:span text:style-name="T94">()</text:span><text:span text:style-name="T72"> </text:span><text:span text:style-name="T82">realiza</text:span><text:span text:style-name="T89">rá</text:span><text:span text:style-name="T82"> la </text:span><text:span text:style-name="T105">operación lógica</text:span><text:span text:style-name="T82"> de</text:span><text:span text:style-name="T73"> </text:span><text:span text:style-name="T78">disyunción</text:span><text:span text:style-name="T73"> </text:span><text:span text:style-name="T78">inclusiva</text:span><text:span text:style-name="T73"> </text:span><text:span text:style-name="T74">bit a bit, </text:span><text:span text:style-name="T77">la cual</text:span><text:span text:style-name="T72"> c</text:span><text:span text:style-name="T74">omparará cada bit del primer entero con el bit correspondiente del segundo entero </text:span><text:span text:style-name="T80">y,</text:span><text:span text:style-name="T75"> si ambos dígitos comparados en la misma posición son iguales a </text:span><text:span text:style-name="T78">cero </text:span><text:span text:style-name="T88">(</text:span><text:span text:style-name="T98">0</text:span><text:span text:style-name="T88">),</text:span><text:span text:style-name="T75"> el resultado del dígito para esa misma posición será </text:span><text:span text:style-name="T78">cero </text:span><text:span text:style-name="T88">(</text:span><text:span text:style-name="T98">0</text:span><text:span text:style-name="T88">)</text:span><text:span text:style-name="T75"> </text:span><text:span text:style-name="T89">o</text:span><text:span text:style-name="T75"> de lo contrario el valor del dígito será </text:span><text:span text:style-name="T89">igual a </text:span><text:span text:style-name="T78">uno </text:span><text:span text:style-name="T88">(</text:span><text:span text:style-name="T98">1</text:span><text:span text:style-name="T88">)</text:span><text:span text:style-name="T75">.</text:span><text:span text:style-name="T74"> </text:span><text:span text:style-name="T75">Una vez que se </text:span><text:span text:style-name="T76">hayan</text:span><text:span text:style-name="T75"> realizado las comparaciones entre las posiciones de ambos números, se </text:span><text:span text:style-name="T89">convertirá</text:span><text:span text:style-name="T75"> </text:span><text:span text:style-name="T89">el</text:span><text:span text:style-name="T75"> </text:span><text:span text:style-name="T84">valor</text:span><text:span text:style-name="T89"> binario a </text:span><text:span text:style-name="T110">un</text:span><text:span text:style-name="T106"> entero</text:span><text:span text:style-name="T75"> </text:span><text:span text:style-name="T90">de</text:span><text:span text:style-name="T75"> base decimal</text:span><text:span text:style-name="T76">.</text:span><text:span text:style-name="T75"> </text:span><text:span text:style-name="T87">Si el valor aportado para alguno de los enteros está fuera del rango de </text:span><text:soft-page-break/><text:span text:style-name="T87">valores válidos,</text:span><text:span text:style-name="T85"> l</text:span><text:span text:style-name="T86">as operaciones </text:span><text:span text:style-name="T85">con pares de enteros podrían</text:span><text:span text:style-name="T86"> </text:span><text:span text:style-name="T85">dar como resultado</text:span><text:span text:style-name="T86"> </text:span><text:span text:style-name="T109">valores no disponibles</text:span><text:span text:style-name="T86"> </text:span><text:span text:style-name="T97">NA</text:span><text:span text:style-name="T86">.</text:span></text:p>
      <text:p text:style-name="P41"><text:span text:style-name="T82">La función </text:span><text:span text:style-name="T95">b</text:span><text:span text:style-name="T94">itw</text:span><text:span text:style-name="T93">Xo</text:span><text:span text:style-name="T96">r</text:span><text:span text:style-name="T94">()</text:span><text:span text:style-name="T72"> </text:span><text:span text:style-name="T83">realiza</text:span><text:span text:style-name="T91">rá</text:span><text:span text:style-name="T83"> la </text:span><text:span text:style-name="T108">operación </text:span><text:span text:style-name="T107">lógica</text:span><text:span text:style-name="T83"> de</text:span><text:span text:style-name="T73"> </text:span><text:span text:style-name="T78">disyunción</text:span><text:span text:style-name="T73"> </text:span><text:span text:style-name="T79">exclusiva</text:span><text:span text:style-name="T73"> </text:span><text:span text:style-name="T74">bit a bit, </text:span><text:span text:style-name="T77">la cual</text:span><text:span text:style-name="T72"> c</text:span><text:span text:style-name="T74">omparará cada bit del primer entero con el bit correspondiente del segundo entero </text:span><text:span text:style-name="T80">y,</text:span><text:span text:style-name="T75"> si ambos dígitos comparados en la misma posición son iguales, el resultado del dígito para esa misma posición será </text:span><text:span text:style-name="T78">cero </text:span><text:span text:style-name="T88">(</text:span><text:span text:style-name="T99">0</text:span><text:span text:style-name="T88">) </text:span><text:span text:style-name="T91">o</text:span><text:span text:style-name="T75"> de lo contrario el valor del dígito será </text:span><text:span text:style-name="T91">igual a </text:span><text:span text:style-name="T78">uno </text:span><text:span text:style-name="T88">(</text:span><text:span text:style-name="T98">1</text:span><text:span text:style-name="T88">)</text:span><text:span text:style-name="T75">.</text:span><text:span text:style-name="T74"> </text:span><text:span text:style-name="T75">Una vez que se </text:span><text:span text:style-name="T76">hayan</text:span><text:span text:style-name="T75"> realizado las comparaciones entre las posiciones de ambos números, se </text:span><text:span text:style-name="T89">convertirá</text:span><text:span text:style-name="T75"> </text:span><text:span text:style-name="T89">el</text:span><text:span text:style-name="T75"> </text:span><text:span text:style-name="T84">valor</text:span><text:span text:style-name="T89"> binario a </text:span><text:span text:style-name="T110">un</text:span><text:span text:style-name="T106"> entero</text:span><text:span text:style-name="T75"> </text:span><text:span text:style-name="T90">de</text:span><text:span text:style-name="T75"> base decimal</text:span><text:span text:style-name="T76">.</text:span><text:span text:style-name="T75"> </text:span><text:span text:style-name="T87">Si el valor aportado para alguno de los enteros está fuera del rango de valores válidos,</text:span><text:span text:style-name="T85"> l</text:span><text:span text:style-name="T86">as operaciones </text:span><text:span text:style-name="T85">con pares de enteros podrían</text:span><text:span text:style-name="T86"> </text:span><text:span text:style-name="T85">dar como resultado</text:span><text:span text:style-name="T86"> </text:span><text:span text:style-name="T109">valores no disponibles</text:span><text:span text:style-name="T86"> </text:span><text:span text:style-name="T97">NA</text:span><text:span text:style-name="T86">.</text:span></text:p>
      <text:p text:style-name="P27">La función <text:span text:style-name="T137">bitwShiftL()</text:span><text:span text:style-name="T6"> desplazará a la izquierda el valor de los </text:span><text:span text:style-name="T7">dígitos binarios</text:span><text:span text:style-name="T6"> del entero aportado en el número de </text:span><text:span text:style-name="T7">bits</text:span><text:span text:style-name="T6"> especificado. Los bits que salgan de la agrupación de dígitos por el lado izquierdo se perderán y los que entren del lado </text:span><text:span text:style-name="T5">derecho</text:span><text:span text:style-name="T6"> se rellenarán con bits iguales a cero por cada valor desplazado. </text:span><text:span text:style-name="T7">El desplazamiento</text:span><text:span text:style-name="T4"> </text:span><text:span text:style-name="T8">será</text:span><text:span text:style-name="T4"> realizad</text:span><text:span text:style-name="T5">o</text:span><text:span text:style-name="T4"> asumiendo que los valores representan enteros sin signo.</text:span></text:p>
      <text:p text:style-name="P28"><text:span text:style-name="T4">La función </text:span><text:span text:style-name="T139">bitwShift</text:span><text:span text:style-name="T140">R</text:span><text:span text:style-name="T139">()</text:span><text:span text:style-name="T6"> desplazará a la </text:span><text:span text:style-name="T5">derecha</text:span><text:span text:style-name="T6"> el valor de los </text:span><text:span text:style-name="T7">dígitos binarios</text:span><text:span text:style-name="T6"> del entero aportado en el número de </text:span><text:span text:style-name="T7">bits</text:span><text:span text:style-name="T6"> especificado. Los bits que salgan de la agrupación de dígitos por el lado </text:span><text:span text:style-name="T5">derecho</text:span><text:span text:style-name="T6"> se perderán y los que entren del lado izquierdo se rellenarán con bits iguales a cero por cada valor desplazado. </text:span><text:span text:style-name="T7">El desplazamiento</text:span><text:span text:style-name="T4"> </text:span><text:span text:style-name="T8">será</text:span><text:span text:style-name="T4"> realizad</text:span><text:span text:style-name="T5">o</text:span><text:span text:style-name="T4"> asumiendo que los valores representan enteros sin signo.</text:span></text:p>
      <text:h text:style-name="P47" text:outline-level="1"><text:bookmark-start text:name="__RefHeading___Toc9593_1735439171"/><text:span text:style-name="T128">5. </text:span><text:span text:style-name="T127">Val</text:span><text:span text:style-name="T129">or devuelto</text:span><text:bookmark-end text:name="__RefHeading___Toc9593_1735439171"/></text:h>
      <text:p text:style-name="P12"><text:span text:style-name="T283">Las funciones para las operaciones lógicas bit a bit devolverán u</text:span><text:span text:style-name="T131">n vector </text:span><text:span text:style-name="T253">de </text:span><text:span text:style-name="T156">tipo</text:span><text:span text:style-name="T157"> entero</text:span><text:span text:style-name="T131"> con la longitud del argumento más largo, o de longitud cero si alguno de los argumentos tiene longitud cero.</text:span></text:p>
      <text:p text:style-name="P30"><text:span text:style-name="T65">El elemento devuelto será </text:span><text:span text:style-name="T66">un </text:span><text:span text:style-name="T111">valor no disponible</text:span><text:span text:style-name="T65"> </text:span><text:span text:style-name="T100">NA</text:span><text:span text:style-name="T65"> si algún valor de entrada es </text:span><text:span text:style-name="T66">un </text:span><text:span text:style-name="T111">valor no disponible</text:span><text:span text:style-name="T65"> </text:span><text:span text:style-name="T100">NA</text:span><text:span text:style-name="T65"> (después de la coacción </text:span><text:span text:style-name="T66">a entero</text:span><text:span text:style-name="T65">) o </text:span><text:span text:style-name="T66">si ocurre</text:span><text:span text:style-name="T65"> un </text:span><text:span text:style-name="T66">desplazamiento </text:span><text:span text:style-name="T65">inválid</text:span><text:span text:style-name="T66">o</text:span><text:span text:style-name="T65">.</text:span></text:p>
      <text:h text:style-name="P44" text:outline-level="1"><text:bookmark-start text:name="__RefHeading___Toc9605_17354391711"/><text:span text:style-name="T276">6</text:span><text:span text:style-name="T125">. </text:span><text:span text:style-name="T252">Interpretación binaria de </text:span><text:span text:style-name="T281">los</text:span><text:span text:style-name="T252"> números enteros</text:span><text:bookmark-end text:name="__RefHeading___Toc9605_17354391711"/></text:h>
      <text:p text:style-name="P14"><text:span text:style-name="T240">L</text:span>as funciones para las operaciones lógicas bit a bit <text:span text:style-name="T247">act</text:span><text:span text:style-name="T283">u</text:span><text:span text:style-name="T285">a</text:span><text:span text:style-name="T283">rá</text:span><text:span text:style-name="T247">n</text:span> sobre <text:span text:style-name="T241">valores</text:span> enteros interpretados como valores binarios <text:span text:style-name="T240">por lo que </text:span><text:span text:style-name="T165">para poder utilizar</text:span><text:span text:style-name="T167">las</text:span><text:span text:style-name="T165"> </text:span><text:span text:style-name="T168">correctamente</text:span><text:span text:style-name="T165"> </text:span>es importante comprender la <text:span text:style-name="T242">estructura </text:span><text:span text:style-name="T250">binaria</text:span> de los <text:span text:style-name="T243">números</text:span> enteros<text:span text:style-name="T164">. </text:span><text:span text:style-name="T166">E</text:span><text:span text:style-name="T244">n </text:span><text:span text:style-name="T19">R</text:span>, <text:span text:style-name="T243">l</text:span><text:span text:style-name="T178">os </text:span><text:span text:style-name="T150">valores enteros</text:span><text:span text:style-name="T184"> </text:span><text:span text:style-name="T179">son un </text:span><text:span text:style-name="T152">tipo de dato</text:span><text:span text:style-name="T181"> </text:span><text:span text:style-name="T190">que representa</text:span><text:span text:style-name="T179"> exactamente</text:span><text:span text:style-name="T181"> </text:span><text:span text:style-name="T180">valores </text:span><text:span text:style-name="T185">sin </text:span><text:span text:style-name="T182">marca</text:span><text:span text:style-name="T185"> decimal</text:span><text:span text:style-name="T180">, </text:span><text:span text:style-name="T183">tanto positivos como negativos, </text:span><text:span text:style-name="T232">en un rango de valores con signo de 32 bits o dígitos binarios, </text:span><text:span text:style-name="T233">los cuales</text:span><text:span text:style-name="T222"> </text:span><text:span text:style-name="T224">pueden</text:span><text:span text:style-name="T183"> adoptar sólo dos valores: cero </text:span><text:span text:style-name="T189">(</text:span><text:span text:style-name="T134">0</text:span><text:span text:style-name="T189">)</text:span><text:span text:style-name="T183"> o uno </text:span><text:span text:style-name="T189">(</text:span><text:span text:style-name="T134">1</text:span><text:span text:style-name="T189">).</text:span><text:span text:style-name="T183"> </text:span></text:p>
      <text:p text:style-name="P15"><text:span text:style-name="T232">De este modo, u</text:span><text:span text:style-name="T190">n número </text:span><text:span text:style-name="T200">entero tendrá, entonces, una representación</text:span><text:span text:style-name="T190"> binari</text:span><text:span text:style-name="T200">a</text:span><text:span text:style-name="T190"> con</text:span><text:span text:style-name="T191"> </text:span><text:span text:style-name="T202">32 (</text:span><text:span text:style-name="T202"><draw:frame draw:style-name="fr1" draw:name="Object4" text:anchor-type="as-char" svg:y="-0.346cm" svg:width="0.402cm" svg:height="0.43cm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02">) </text:span><text:span text:style-name="T190">dígitos</text:span><text:span text:style-name="T190"><draw:frame draw:style-name="fr1" draw:name="Object7" text:anchor-type="as-char" svg:y="-0.377cm" svg:width="0.443cm" svg:height="0.467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00">y</text:span><text:span text:style-name="T193"> </text:span><text:span text:style-name="T201">31 (</text:span><text:span text:style-name="T201"><draw:frame draw:style-name="fr1" draw:name="Object5" text:anchor-type="as-char" svg:y="-0.346cm" svg:width="0.919cm" svg:height="0.43cm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01">) </text:span><text:span text:style-name="T193">posiciones contadas de derecha a izquierda a partir de cero:</text:span><text:span text:style-name="T190"><draw:frame draw:style-name="fr1" draw:name="Object3" text:anchor-type="as-char" svg:y="-0.346cm" svg:width="2.549cm" svg:height="0.487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90">. </text:span><text:span text:style-name="T179">Debido a que </text:span><text:span text:style-name="T201">los enteros en </text:span><text:span text:style-name="T20">R</text:span><text:span text:style-name="T179"> </text:span><text:span text:style-name="T234">pueden</text:span><text:span text:style-name="T204"> adoptar valores</text:span><text:span text:style-name="T201"> positivos </text:span><text:span text:style-name="T207">y</text:span><text:span text:style-name="T204"> negativos, </text:span><text:span text:style-name="T227">el dígito</text:span><text:span text:style-name="T206"> </text:span><text:span text:style-name="T207">3</text:span><text:span text:style-name="T224">2</text:span><text:span text:style-name="T207"> (</text:span><text:span text:style-name="T207"><draw:frame draw:style-name="fr1" draw:name="Object15" text:anchor-type="as-char" svg:y="-0.346cm" svg:width="0.654cm" svg:height="0.487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07">) se destinará a almacenar el valor del signo </text:span><text:span text:style-name="T215">y </text:span><text:span text:style-name="T225">será</text:span><text:span text:style-name="T216"> conocid</text:span><text:span text:style-name="T228">o</text:span><text:span text:style-name="T216"> como el bit o banderín de signo</text:span><text:span text:style-name="T207">. </text:span><text:span text:style-name="T212">Así, </text:span><text:span text:style-name="T220">en el dígito</text:span><text:span text:style-name="T220"><draw:frame draw:style-name="fr1" draw:name="Object18" text:anchor-type="as-char" svg:y="-0.346cm" svg:width="0.654cm" svg:height="0.487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20">,</text:span><text:span text:style-name="T207"> el </text:span><text:span text:style-name="T220">cero (</text:span><text:span text:style-name="T207"> </text:span><text:span text:style-name="T135">0</text:span><text:span text:style-name="T208"> </text:span><text:span text:style-name="T220">) </text:span><text:span text:style-name="T208">se usará para </text:span><text:span text:style-name="T211">marcar a</text:span><text:span text:style-name="T208"> </text:span><text:span text:style-name="T210">los</text:span><text:span text:style-name="T207"> números </text:span><text:span text:style-name="T209">mayores o iguales a cero</text:span><text:span text:style-name="T207"> y </text:span><text:span text:style-name="T208">el</text:span><text:span text:style-name="T207"> </text:span><text:span text:style-name="T220">uno ( </text:span><text:span text:style-name="T136">1</text:span><text:span text:style-name="T207"> </text:span><text:span text:style-name="T220">) </text:span><text:soft-page-break/><text:span text:style-name="T207">para </text:span><text:span text:style-name="T211">marcar</text:span><text:span text:style-name="T207"> </text:span><text:span text:style-name="T222">a </text:span><text:span text:style-name="T207">los números negativos</text:span><text:span text:style-name="T179">. </text:span><text:span text:style-name="T225">Como el banderín</text:span><text:span text:style-name="T209"> de</text:span><text:span text:style-name="T179"> signo ocupa un dígito completo, </text:span><text:span text:style-name="T225">habrá sólo 31</text:span><text:span text:style-name="T204"> posiciones disponibles </text:span><text:span text:style-name="T211">para </text:span><text:span text:style-name="T225">almacenar</text:span><text:span text:style-name="T211"> </text:span><text:span text:style-name="T226">los </text:span><text:span text:style-name="T211">dígitos binarios </text:span><text:span text:style-name="T228">del entero</text:span><text:span text:style-name="T211"> </text:span><text:span text:style-name="T217">(</text:span><text:span text:style-name="T217"><draw:frame draw:style-name="fr1" draw:name="Object13" text:anchor-type="as-char" svg:y="-0.346cm" svg:width="2.552cm" svg:height="0.487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17">)</text:span><text:span text:style-name="T205">.</text:span><text:span text:style-name="T179"> </text:span><text:span text:style-name="T209">En consecuencia, </text:span><text:span text:style-name="T179">el rango de </text:span><text:span text:style-name="T209">representación binaria de</text:span><text:span text:style-name="T179"> enteros </text:span><text:span text:style-name="T203">irá</text:span><text:span text:style-name="T179"> </text:span><text:span text:style-name="T203">de</text:span><text:span text:style-name="T179"><draw:frame draw:style-name="fr1" draw:name="Object1" text:anchor-type="as-char" svg:y="-0.404cm" svg:width="1.475cm" svg:height="0.487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03">a</text:span><text:span text:style-name="T179"><draw:frame draw:style-name="fr1" draw:name="Object2" text:anchor-type="as-char" svg:y="-0.404cm" svg:width="1.215cm" svg:height="0.487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79">. </text:span><text:span text:style-name="T235">La adición y sustracción de una unidad </text:span><text:span text:style-name="T213">(</text:span><text:span text:style-name="T237">+1</text:span><text:span text:style-name="T213">,</text:span><text:span text:style-name="T162">−</text:span><text:span text:style-name="T237">1</text:span><text:span text:style-name="T213">) </text:span><text:span text:style-name="T235">en los límites del intervalo se explica por la inclusión</text:span><text:span text:style-name="T212"> del 0</text:span><text:span text:style-name="T218"> </text:span><text:span text:style-name="T235">y el conteo a partir de este número.</text:span></text:p>
      <text:p text:style-name="P13"><text:span text:style-name="T214">De manera </text:span><text:span text:style-name="T219">general</text:span><text:span text:style-name="T214">, l</text:span><text:span text:style-name="T183">a </text:span><text:span text:style-name="T188">conversión de la</text:span><text:span text:style-name="T183"> </text:span><text:span text:style-name="T186">magnitud de </text:span><text:span text:style-name="T236">un</text:span><text:span text:style-name="T186"> número binario </text:span><text:span text:style-name="T221">positivo</text:span><text:span text:style-name="T186"> </text:span><text:span text:style-name="T188">a </text:span><text:span text:style-name="T190">su </text:span><text:span text:style-name="T194">equivalente</text:span><text:span text:style-name="T190"> en</text:span><text:span text:style-name="T186"> base decimal se obtendrá al sumar el valor de cada dígito multiplicado por </text:span><text:span text:style-name="T189">la base binaria elevada a</text:span><text:span text:style-name="T186"> la potencia correspondiente </text:span><text:span text:style-name="T187">a la posición del digito, </text:span><text:span text:style-name="T198">así</text:span><text:span text:style-name="T187">:</text:span><text:span text:style-name="T187"><draw:frame draw:style-name="fr1" draw:name="Object6" text:anchor-type="as-char" svg:y="-0.4cm" svg:width="6.391cm" svg:height="0.542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87">. </text:span><text:span text:style-name="T195">De manera inversa, la conversión a base binaria de un número </text:span><text:span text:style-name="T221">positivo </text:span><text:span text:style-name="T195">en base decimal se obtendrá al </text:span><text:span text:style-name="T223">concatenar</text:span><text:span text:style-name="T195"> cada residuo</text:span><text:span text:style-name="T195"><draw:frame draw:style-name="fr1" draw:name="Object8" text:anchor-type="as-char" svg:y="-0.346cm" svg:width="1.201cm" svg:height="0.487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23">obtenido </text:span><text:span text:style-name="T195">de la sucesiva división </text:span><text:span text:style-name="T197">de un número </text:span><text:span text:style-name="T199">decimal</text:span><text:span text:style-name="T197"><draw:frame draw:style-name="fr1" draw:name="Object9" text:anchor-type="as-char" svg:y="-0.377cm" svg:width="0.427cm" svg:height="0.467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7">y sus cocientes</text:span><text:span text:style-name="T197"><draw:frame draw:style-name="fr1" draw:name="Object10" text:anchor-type="as-char" svg:y="-0.346cm" svg:width="1.582cm" svg:height="0.487cm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95">entre </text:span><text:span text:style-name="T197">la base</text:span><text:span text:style-name="T197"><draw:frame draw:style-name="fr1" draw:name="Object11" text:anchor-type="as-char" svg:y="-0.377cm" svg:width="0.425cm" svg:height="0.467cm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97">(</text:span><text:span text:style-name="T229">el </text:span><text:span text:style-name="T196">número</text:span><text:span text:style-name="T195"> dos</text:span><text:span text:style-name="T197">)</text:span><text:span text:style-name="T195"> hasta que el cociente</text:span><text:span text:style-name="T195"><draw:frame draw:style-name="fr1" draw:name="Object12" text:anchor-type="as-char" svg:y="-0.377cm" svg:width="0.563cm" svg:height="0.531cm" draw:z-index="1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95">sea igual a cero. </text:span><text:span text:style-name="T219">La conversión de números negativos entre las bases decimal y binaria seguirá el algoritmo conocido en computación como </text:span><text:span text:style-name="T192">complemento a dos</text:span><text:span text:style-name="T219">. </text:span><text:span text:style-name="T230">En términos prácticos, el complemento a dos de un número entero </text:span><text:span text:style-name="T231">positivo </text:span><text:span text:style-name="T230">en base decimal es </text:span><text:span text:style-name="T231">el resultado de</text:span><text:span text:style-name="T230"> multiplic</text:span><text:span text:style-name="T231">ar</text:span><text:span text:style-name="T230"> por un </text:span><text:span text:style-name="T231">entero negativo a la suma del entero positivo más uno</text:span><text:span text:style-name="T230">. </text:span><text:span text:style-name="T219">Si la usuaria desea conocer en detalle este procedimiento puede recurrir a la sección </text:span><text:span text:style-name="T192">Almacenamiento entero</text:span><text:span text:style-name="T219"> de la página de ayuda sobre el </text:span><text:span text:style-name="T151">tipo de dato entero</text:span><text:span text:style-name="T219"> en </text:span><text:span text:style-name="T21">R</text:span><text:span text:style-name="T219">.</text:span></text:p>
      <text:h text:style-name="P47" text:outline-level="1"><text:bookmark-start text:name="__RefHeading___Toc9603_1735439171"/><text:span text:style-name="T130">7</text:span><text:span text:style-name="T128">. </text:span><text:span text:style-name="T127">También véase</text:span><text:bookmark-end text:name="__RefHeading___Toc9603_1735439171"/></text:h>
      <text:p text:style-name="P30"><text:span text:style-name="T65">L</text:span><text:span text:style-name="T70">a página de ayuda sobre los</text:span><text:span text:style-name="T65"> </text:span><text:span text:style-name="T112">operadores lógicos</text:span><text:span text:style-name="T65"> </text:span><text:span text:style-name="T67">de </text:span><text:span text:style-name="T113">negación</text:span><text:span text:style-name="T67"> (</text:span><text:span text:style-name="T65"> </text:span><text:span text:style-name="T114">!</text:span><text:span text:style-name="T65"> </text:span><text:span text:style-name="T67">)</text:span><text:span text:style-name="T65">, </text:span><text:span text:style-name="T113">intersección</text:span><text:span text:style-name="T67"> (</text:span><text:span text:style-name="T65"> </text:span><text:span text:style-name="T114">&amp;</text:span><text:span text:style-name="T65"> </text:span><text:span text:style-name="T67">)</text:span><text:span text:style-name="T65">, </text:span><text:span text:style-name="T67">y </text:span><text:span text:style-name="T113">unión</text:span><text:span text:style-name="T65"> </text:span><text:span text:style-name="T67">( </text:span><text:span text:style-name="T115">|</text:span><text:span text:style-name="T67">, </text:span><text:span text:style-name="T114">xor</text:span><text:span text:style-name="T101">()</text:span><text:span text:style-name="T67"> )</text:span><text:span text:style-name="T65">. </text:span><text:span text:style-name="T67">En particular, cabe destacar que</text:span><text:span text:style-name="T65"> estos </text:span><text:span text:style-name="T67">operadores</text:span><text:span text:style-name="T65"> funciona</text:span><text:span text:style-name="T67">rán igual que las operaciones lógicas </text:span><text:span text:style-name="T65">bit a bit para argumentos de </text:span><text:span text:style-name="T112">tipo crudo</text:span><text:span text:style-name="T65">.</text:span></text:p>
      <text:p text:style-name="P30"><text:span text:style-name="T71">La página de ayuda sobre l</text:span><text:span text:style-name="T65">as clases </text:span><text:span text:style-name="Source_20_Text"><text:span text:style-name="T138">"</text:span></text:span><text:span text:style-name="Source_20_Text"><text:span text:style-name="T158">octmode</text:span></text:span><text:span text:style-name="Source_20_Text"><text:span text:style-name="T138">"</text:span></text:span><text:span text:style-name="Source_20_Text"><text:span text:style-name="T65"> y </text:span></text:span><text:span text:style-name="Source_20_Text"><text:span text:style-name="T138">"</text:span></text:span><text:span text:style-name="Source_20_Text"><text:span text:style-name="T158">hexmode</text:span></text:span><text:span text:style-name="Source_20_Text"><text:span text:style-name="T138">"</text:span></text:span><text:span text:style-name="Source_20_Text"><text:span text:style-name="T2">, </text:span></text:span><text:span text:style-name="Source_20_Text"><text:span text:style-name="T65">cuya implementación de las operaciones lógicas estándar está basada en estas funciones.</text:span></text:span></text:p>
      <text:p text:style-name="P30"><text:span text:style-name="T65">El paquete </text:span><text:span text:style-name="T69">externo</text:span><text:span text:style-name="T65"> </text:span><text:span text:style-name="T116">bitops</text:span><text:span text:style-name="T65">, </text:span><text:span text:style-name="T69">disponible en CRAN, </text:span><text:span text:style-name="T65">tiene funciones similares para vectores numéricos, los cuales diferirán en la manera en que tratan a los enter</text:span><text:span text:style-name="T67">o</text:span><text:span text:style-name="T65">s </text:span><text:span text:style-name="T68">con</text:span><text:span text:style-name="T65"><draw:frame draw:style-name="fr1" draw:name="Object17" text:anchor-type="as-char" svg:y="-0.404cm" svg:width="0.677cm" svg:height="0.487cm" draw:z-index="0"><draw:object xlink:href="./Object 17" xlink:type="simple" xlink:show="embed" xlink:actuate="onLoad"/><draw:image xlink:href="./ObjectReplacements/Object 17" xlink:type="simple" xlink:show="embed" xlink:actuate="onLoad"/></draw:frame></text:span><text:span text:style-name="T68">o más </text:span><text:span text:style-name="T65">elementos.</text:span></text:p>
      <text:h text:style-name="P49" text:outline-level="1"><text:bookmark-start text:name="__RefHeading___Toc9601_1735439171"/><text:span text:style-name="T124">8</text:span><text:span text:style-name="T121">. </text:span><text:span text:style-name="T120">Referenc</text:span><text:span text:style-name="T122">ia</text:span><text:span text:style-name="T120">s</text:span><text:bookmark-end text:name="__RefHeading___Toc9601_1735439171"/></text:h>
      <text:p text:style-name="P11"><text:span text:style-name="T102">“</text:span><text:span text:style-name="T103">Operador a nivel de bits</text:span><text:span text:style-name="T102">”. En </text:span><text:span text:style-name="T104">Wikipedia, la enciclopedia libre</text:span><text:span text:style-name="T102">, el 1 de marzo de 2020. </text:span><text:a xlink:type="simple" xlink:href="https://es.wikipedia.org/wiki/Operador_a_nivel_de_bits" text:style-name="Internet_20_link" text:visited-style-name="Visited_20_Internet_20_Link">https://es.wikipedia.org/wiki/Operador_a_nivel_de_bits</text:a></text:p>
      <text:h text:style-name="P50" text:outline-level="1"><text:bookmark-start text:name="__RefHeading___Toc9605_1735439171"/><text:span text:style-name="T124">9</text:span><text:span text:style-name="T121">. </text:span><text:span text:style-name="T120">E</text:span><text:span text:style-name="T123">jemplos</text:span><text:bookmark-end text:name="__RefHeading___Toc9605_1735439171"/></text:h>
      <text:p text:style-name="P23">bitwNot(0:12) # -1 -2 <text:s/>... -13</text:p>
      <text:p text:style-name="P24">bitwAnd(15L, 7L) # <text:s/>7</text:p>
      <text:p text:style-name="P24">bitwOr (15L, 7L) # 15</text:p>
      <text:p text:style-name="P24">bitwXor(15L, 7L) # <text:s/>8</text:p>
      <text:p text:style-name="P24">bitwXor(-1L, 1L) # -2</text:p>
      <text:p text:style-name="P2"/>
      <text:p text:style-name="P26">## Lo mismo para los valores crudos en vez de enteros.</text:p>
      <text:p text:style-name="P24">rr12 &lt;- as.raw(0:12) ; rbind(rr12, !rr12)</text:p>
      <text:p text:style-name="P24">c(r15 &lt;- as.raw(15), r7 &lt;- as.raw(7)) # <text:s/>0f 07</text:p>
      <text:p text:style-name="P24"><text:soft-page-break/>r15 &amp; r7 <text:s text:c="3"/># 07</text:p>
      <text:p text:style-name="P24">r15 | r7 <text:s text:c="3"/># 0f</text:p>
      <text:p text:style-name="P24">xor(r15, r7)# 08</text:p>
      <text:p text:style-name="P2"/>
      <text:p text:style-name="P25">bitwShiftR(-1, 1:31) # <text:span text:style-name="T254">desplazamiento de</text:span> 2^32-1 = 4294967295</text:p>
      <text:h text:style-name="P45" text:outline-level="1"><text:bookmark-start text:name="__RefHeading___Toc9607_1735439171"/><text:span text:style-name="T275">10</text:span><text:span text:style-name="T273">. </text:span><text:span text:style-name="T274">Có</text:span><text:span text:style-name="T272">digo fuente</text:span><text:bookmark-end text:name="__RefHeading___Toc9607_1735439171"/></text:h>
      <text:h text:style-name="P33" text:outline-level="2"><text:bookmark-start text:name="__RefHeading___Toc9231_2166952830"/><text:span text:style-name="T1">1.</text:span> <text:span text:style-name="T141">bitwNot()</text:span><text:bookmark-end text:name="__RefHeading___Toc9231_2166952830"/></text:h>
      <text:p text:style-name="P36"><text:tab/>function (a) .Internal(bitwiseNot(a))</text:p>
      <text:h text:style-name="P34" text:outline-level="2"><text:bookmark-start text:name="__RefHeading___Toc9233_2166952830"/><text:span text:style-name="T1">2.</text:span> <text:span text:style-name="T141">bitw</text:span><text:span text:style-name="T142">And</text:span><text:span text:style-name="T141">()</text:span><text:bookmark-end text:name="__RefHeading___Toc9233_2166952830"/></text:h>
      <text:p text:style-name="P36"><text:tab/>function (a, b) .Internal(bitwiseAnd(a, b))</text:p>
      <text:h text:style-name="P34" text:outline-level="2"><text:bookmark-start text:name="__RefHeading___Toc9235_2166952830"/><text:span text:style-name="T1">3.</text:span> <text:span text:style-name="T141">bit</text:span><text:span text:style-name="T142">wOr</text:span><text:span text:style-name="T141">()</text:span><text:bookmark-end text:name="__RefHeading___Toc9235_2166952830"/></text:h>
      <text:p text:style-name="P36"><text:tab/>function (a, b) .Internal(bitwiseOr(a, b))</text:p>
      <text:h text:style-name="P34" text:outline-level="2"><text:bookmark-start text:name="__RefHeading___Toc9237_2166952830"/><text:span text:style-name="T1">4.</text:span> <text:span text:style-name="T141">bitw</text:span><text:span text:style-name="T142">X</text:span><text:span text:style-name="T141">o</text:span><text:span text:style-name="T142">r</text:span><text:span text:style-name="T141">()</text:span><text:bookmark-end text:name="__RefHeading___Toc9237_2166952830"/></text:h>
      <text:p text:style-name="P36"><text:tab/>function (a, b) .Internal(bitwiseXor(a, b))</text:p>
      <text:h text:style-name="P34" text:outline-level="2"><text:bookmark-start text:name="__RefHeading___Toc9239_2166952830"/><text:span text:style-name="T1">5. </text:span><text:span text:style-name="T141">bitw</text:span><text:span text:style-name="T142">Shift</text:span><text:span text:style-name="T143">L</text:span><text:span text:style-name="T141">()</text:span><text:bookmark-end text:name="__RefHeading___Toc9239_2166952830"/></text:h>
      <text:p text:style-name="P36"><text:tab/>function (a, n) .Internal(bitwiseShiftL(a, n))</text:p>
      <text:h text:style-name="P35" text:outline-level="2"><text:bookmark-start text:name="__RefHeading___Toc9241_2166952830"/><text:span text:style-name="T1">6.</text:span> <text:span text:style-name="T92">bitwShiftR</text:span><text:span text:style-name="T133">()</text:span><text:bookmark-end text:name="__RefHeading___Toc9241_2166952830"/></text:h>
      <text:p text:style-name="Preformatted_20_Text"><text:tab/>function (a, n) .Internal(bitwiseShift<text:span text:style-name="T284">R</text:span>(a, n))</text:p>
      <text:p text:style-name="Preformatted_20_Text"/>
      <text:h text:style-name="P46" text:outline-level="1"><text:bookmark-start text:name="__RefHeading___Toc9268_2166952830"/><text:span text:style-name="T125">1</text:span><text:span text:style-name="T276">1</text:span><text:span text:style-name="T125">. </text:span>Sobre la traducción<text:bookmark-end text:name="__RefHeading___Toc9268_2166952830"/></text:h>
      <text:p text:style-name="P29"><text:span text:style-name="T261">La traducci</text:span><text:span text:style-name="T258">ón al español de esta página de ayuda fue actualizada el </text:span><text:span text:style-name="T267">15</text:span><text:span text:style-name="T258"> de </text:span><text:span text:style-name="T267">abril</text:span><text:span text:style-name="T258"> de 202</text:span><text:span text:style-name="T262">2</text:span><text:span text:style-name="T258"> y está basada en la documentación original de </text:span><text:span text:style-name="T22">R</text:span><text:span text:style-name="T258"> en inglés para la versión </text:span><text:span text:style-name="T24">4.</text:span><text:span text:style-name="T25">1</text:span><text:span text:style-name="T24">.</text:span><text:span text:style-name="T26">3</text:span><text:span text:style-name="T258">. La revisión técnica de esta página de ayuda todavía no ha sido realizada. Si deseas participar </text:span><text:span text:style-name="T263">revisando los aspectos </text:span><text:span text:style-name="T264">estadísticos y de programación,</text:span><text:span text:style-name="T258"> o </text:span><text:span text:style-name="T265">sugerir</text:span><text:span text:style-name="T258"> mejoras gramaticales, ortográficas </text:span><text:span text:style-name="T266">o de </text:span><text:span text:style-name="T258">estil</text:span><text:span text:style-name="T266">o</text:span><text:span text:style-name="T258"> al texto, </text:span><text:span text:style-name="T266">puedes dirigirte</text:span><text:span text:style-name="T258"> a la página del proyecto en: </text:span><text:a xlink:type="simple" xlink:href="https://github.com/sicabi/documentacionR" text:style-name="Internet_20_link" text:visited-style-name="Visited_20_Internet_20_Link">https://github.com/sicabi/documentacionR</text:a><text:span text:style-name="T258">. Toda contribución será atribuida a la persona que la realic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Mono" fo:font-size="10pt" officeooo:paragraph-rsid="00bbcf52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MT1" style:family="text">
      <style:text-properties style:font-name="Liberation Sans1" fo:font-size="11pt" officeooo:rsid="00825ed8" style:font-size-asian="11pt" style:font-size-complex="11pt"/>
    </style:style>
    <style:style style:name="MT2" style:family="text">
      <style:text-properties fo:color="#808080" loext:opacity="100%" style:font-name="Liberation Mono" fo:font-size="11pt" officeooo:rsid="00825ed8" style:font-size-asian="11pt" style:font-size-complex="11pt"/>
    </style:style>
    <style:style style:name="MT3" style:family="text">
      <style:text-properties fo:color="#4169e1" loext:opacity="100%" style:font-name="Liberation Sans1" fo:font-size="11pt" fo:font-weight="bold" officeooo:rsid="00bbcf52" style:font-size-asian="11pt" style:font-weight-asian="bold" style:font-size-complex="11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twise {base}<text:tab/><text:tab/><text:tab/><text:tab/><text:tab/><text:tab/><text:tab/><text:tab/> <text:s/><text:span text:style-name="MT1">Documentación de </text:span><text:span text:style-name="MT2">R</text:span><text:span text:style-name="MT1"> </text:span><text:span text:style-name="MT3">4.1.3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1T18:34:15.218384255</meta:creation-date>
    <dc:date>2022-04-17T10:40:51.481772911</dc:date>
    <meta:editing-duration>P2DT1H57M24S</meta:editing-duration>
    <meta:editing-cycles>205</meta:editing-cycles>
    <meta:generator>LibreOffice/7.3.1.3$MacOSX_X86_64 LibreOffice_project/a69ca51ded25f3eefd52d7bf9a5fad8c90b87951</meta:generator>
    <meta:document-statistic meta:table-count="1" meta:image-count="0" meta:object-count="16" meta:page-count="5" meta:paragraph-count="90" meta:word-count="1817" meta:character-count="10887" meta:non-whitespace-character-count="9133"/>
  </office:meta>
</office:document-meta>
</file>

<file path=Object 1/content.xml><?xml version="1.0" encoding="utf-8"?>
<math xmlns="http://www.w3.org/1998/Math/MathML" display="block">
  <semantics>
    <mrow>
      <mrow>
        <msub>
          <mi>d</mi>
          <mn>0</mn>
        </msub>
        <mo stretchy="false">⋅</mo>
        <msup>
          <mn>2</mn>
          <mn>0</mn>
        </msup>
      </mrow>
      <mo stretchy="false">+</mo>
      <mrow>
        <msub>
          <mi>d</mi>
          <mn>1</mn>
        </msub>
        <mo stretchy="false">⋅</mo>
        <msup>
          <mn>2</mn>
          <mn>1</mn>
        </msup>
      </mrow>
      <mo stretchy="false">+</mo>
      <mrow>
        <msub>
          <mi>d</mi>
          <mn>2</mn>
        </msub>
        <mo stretchy="false">⋅</mo>
        <msup>
          <mn>2</mn>
          <mn>2</mn>
        </msup>
      </mrow>
      <mo stretchy="false">+</mo>
      <mrow>
        <msub>
          <mi>d</mi>
          <mn>3</mn>
        </msub>
        <mo stretchy="false">⋅</mo>
        <msup>
          <mn>2</mn>
          <mn>3</mn>
        </msup>
      </mrow>
      <mo stretchy="false">+</mo>
      <mo stretchy="false">…</mo>
      <mo stretchy="false">+</mo>
      <mrow>
        <msub>
          <mi>d</mi>
          <mrow>
            <mi>n</mi>
            <mo stretchy="false">−</mo>
            <mn>1</mn>
          </mrow>
        </msub>
        <mo stretchy="false">⋅</mo>
        <msup>
          <mn>2</mn>
          <mrow>
            <mi>n</mi>
            <mo stretchy="false">−</mo>
            <mn>1</mn>
          </mrow>
        </msup>
      </mrow>
    </mrow>
    <annotation encoding="StarMath 5.0">d_0 cdot 2^0+d_1 cdot 2^1+d_2 cdot 2^2 + d_3 cdot 2^3 + dotslow + d_{ n-1 } cdot 2 ^{ n-1 }  </annotation>
  </semantics>
</math>
</file>

<file path=Object 10/content.xml><?xml version="1.0" encoding="utf-8"?>
<math xmlns="http://www.w3.org/1998/Math/MathML" display="block">
  <semantics>
    <mrow>
      <msub>
        <mi>d</mi>
        <mn>31</mn>
      </msub>
      <mo stretchy="false">…</mo>
      <msub>
        <mi>d</mi>
        <mn>3</mn>
      </msub>
      <msub>
        <mi>d</mi>
        <mn>2</mn>
      </msub>
      <msub>
        <mi>d</mi>
        <mn>1</mn>
      </msub>
      <msub>
        <mi>d</mi>
        <mn>0</mn>
      </msub>
    </mrow>
    <annotation encoding="StarMath 5.0">d_{31} dotslow  d_3 d_2 d_1 d_0</annotation>
  </semantics>
</math>
</file>

<file path=Object 11/content.xml><?xml version="1.0" encoding="utf-8"?>
<math xmlns="http://www.w3.org/1998/Math/MathML" display="block">
  <semantics>
    <msub>
      <mi>d</mi>
      <mn>31</mn>
    </msub>
    <annotation encoding="StarMath 5.0">d_{31}</annotation>
  </semantics>
</math>
</file>

<file path=Object 12/content.xml><?xml version="1.0" encoding="utf-8"?>
<math xmlns="http://www.w3.org/1998/Math/MathML" display="block">
  <semantics>
    <msub>
      <mi>d</mi>
      <mn>31</mn>
    </msub>
    <annotation encoding="StarMath 5.0">d_{31}</annotation>
  </semantics>
</math>
</file>

<file path=Object 13/content.xml><?xml version="1.0" encoding="utf-8"?>
<math xmlns="http://www.w3.org/1998/Math/MathML" display="block">
  <semantics>
    <mrow>
      <msub>
        <mi>d</mi>
        <mn>30</mn>
      </msub>
      <mo stretchy="false">…</mo>
      <msub>
        <mi>d</mi>
        <mn>3</mn>
      </msub>
      <msub>
        <mi>d</mi>
        <mn>2</mn>
      </msub>
      <msub>
        <mi>d</mi>
        <mn>1</mn>
      </msub>
      <msub>
        <mi>d</mi>
        <mn>0</mn>
      </msub>
    </mrow>
    <annotation encoding="StarMath 5.0">d_{30} dotslow  d_3 d_2 d_1 d_0</annotation>
  </semantics>
</math>
</file>

<file path=Object 14/content.xml><?xml version="1.0" encoding="utf-8"?>
<math xmlns="http://www.w3.org/1998/Math/MathML" display="block">
  <semantics>
    <mrow>
      <mrow>
        <mo stretchy="false">−</mo>
        <msup>
          <mn>2</mn>
          <mn>31</mn>
        </msup>
      </mrow>
      <mo stretchy="false">+</mo>
      <mn>1</mn>
    </mrow>
    <annotation encoding="StarMath 5.0">-2^31  + 1</annotation>
  </semantics>
</math>
</file>

<file path=Object 15/content.xml><?xml version="1.0" encoding="utf-8"?>
<math xmlns="http://www.w3.org/1998/Math/MathML" display="block">
  <semantics>
    <mrow>
      <msup>
        <mn>2</mn>
        <mn>31</mn>
      </msup>
      <mo stretchy="false">−</mo>
      <mn>1</mn>
    </mrow>
    <annotation encoding="StarMath 5.0">2^31-1  </annotation>
  </semantics>
</math>
</file>

<file path=Object 17/content.xml><?xml version="1.0" encoding="utf-8"?>
<math xmlns="http://www.w3.org/1998/Math/MathML" display="block">
  <semantics>
    <msup>
      <mn>2</mn>
      <mn>31</mn>
    </msup>
    <annotation encoding="StarMath 5.0">2^31</annotation>
  </semantics>
</math>
</file>

<file path=Object 2/content.xml><?xml version="1.0" encoding="utf-8"?>
<math xmlns="http://www.w3.org/1998/Math/MathML" display="block">
  <semantics>
    <mrow>
      <msub>
        <mi>r</mi>
        <mn>1</mn>
      </msub>
      <mo stretchy="false">…</mo>
      <msub>
        <mi>r</mi>
        <mi>n</mi>
      </msub>
    </mrow>
    <annotation encoding="StarMath 5.0">r_1 dotslow r_n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row>
      <msub>
        <mi>q</mi>
        <mn>1</mn>
      </msub>
      <mo stretchy="false">…</mo>
      <msub>
        <mi>q</mi>
        <mrow>
          <mi>n</mi>
          <mo stretchy="false">−</mo>
          <mn>1</mn>
        </mrow>
      </msub>
    </mrow>
    <annotation encoding="StarMath 5.0">q_1 dotslow q_{n-1}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i>d</mi>
    <annotation encoding="StarMath 5.0">d</annotation>
  </semantics>
</math>
</file>

<file path=Object 9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